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91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4571in"/>
    </style:style>
    <style:style style:name="co4" style:family="table-column">
      <style:table-column-properties fo:break-before="auto" style:column-width="0.348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0.3917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0.4244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2075in"/>
    </style:style>
    <style:style style:name="co14" style:family="table-column">
      <style:table-column-properties fo:break-before="auto" style:column-width="0.5437in"/>
    </style:style>
    <style:style style:name="co15" style:family="table-column">
      <style:table-column-properties fo:break-before="auto" style:column-width="0.4457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1972in"/>
    </style:style>
    <style:style style:name="co18" style:family="table-column">
      <style:table-column-properties fo:break-before="auto" style:column-width="0.7508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1.3165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27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7"/>
          <table:table-cell table:formula="of:=SUM([.B4:.E6])+SUM([.G4:.I6])+SUM([.L4:.N6])" office:value-type="float" office:value="19" calcext:value-type="float">
            <text:p>19</text:p>
          </table:table-cell>
          <table:table-cell table:formula="of:=SUM([.C4:.F6])+SUM([.H4:.J6])+SUM([.M4:.O6])" office:value-type="float" office:value="28" calcext:value-type="float">
            <text:p>28</text:p>
          </table:table-cell>
          <table:table-cell table:formula="of:=SUM([.D4:.G6])+SUM([.I4:.K6])+SUM([.N4:.P6])" office:value-type="float" office:value="19" calcext:value-type="float">
            <text:p>19</text:p>
          </table:table-cell>
          <table:table-cell table:number-columns-repeated="2"/>
          <table:table-cell table:formula="of:=SUM([.G4:.I6])+SUM([.L4:.N6])+SUM([.Q4:.S6])" office:value-type="float" office:value="30" calcext:value-type="float">
            <text:p>30</text:p>
          </table:table-cell>
          <table:table-cell table:formula="of:=SUM([.H4:.K6])+SUM([.M4:.O6])+SUM([.R4:.T6])" office:value-type="float" office:value="49" calcext:value-type="float">
            <text:p>49</text:p>
          </table:table-cell>
          <table:table-cell table:formula="of:=SUM([.I4:.L6])+SUM([.N4:.P6])+SUM([.S4:.U6])" office:value-type="float" office:value="36" calcext:value-type="float">
            <text:p>36</text:p>
          </table:table-cell>
          <table:table-cell table:number-columns-repeated="2"/>
          <table:table-cell table:formula="of:=SUM([.L4:.N6])+SUM([.Q4:.S6])+SUM([.V4:.X6])" office:value-type="float" office:value="36" calcext:value-type="float">
            <text:p>36</text:p>
          </table:table-cell>
          <table:table-cell table:formula="of:=SUM([.M4:.P6])+SUM([.R4:.T6])+SUM([.W4:.Y6])" office:value-type="float" office:value="53" calcext:value-type="float">
            <text:p>53</text:p>
          </table:table-cell>
          <table:table-cell table:formula="of:=SUM([.N4:.Q6])+SUM([.S4:.U6])+SUM([.X4:.Z6])" office:value-type="float" office:value="38" calcext:value-type="float">
            <text:p>38</text:p>
          </table:table-cell>
          <table:table-cell table:number-columns-repeated="2"/>
          <table:table-cell table:formula="of:=SUM([.Q4:.S6])+SUM([.V4:.X6])+SUM([.AA4:.AC6])" office:value-type="float" office:value="25" calcext:value-type="float">
            <text:p>25</text:p>
          </table:table-cell>
          <table:table-cell table:formula="of:=SUM([.R4:.U6])+SUM([.W4:.Y6])+SUM([.AB4:.AD6])" office:value-type="float" office:value="39" calcext:value-type="float">
            <text:p>39</text:p>
          </table:table-cell>
          <table:table-cell table:formula="of:=SUM([.S4:.V6])+SUM([.X4:.Z6])+SUM([.AC4:.AE6]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7"/>
          <table:table-cell table:formula="of:=SUM([.B5:.E7])+SUM([.G5:.I7])+SUM([.L5:.N7])" office:value-type="float" office:value="31" calcext:value-type="float">
            <text:p>31</text:p>
          </table:table-cell>
          <table:table-cell table:formula="of:=SUM([.C5:.F7])+SUM([.H5:.J7])+SUM([.M5:.O7])" office:value-type="float" office:value="46" calcext:value-type="float">
            <text:p>46</text:p>
          </table:table-cell>
          <table:table-cell table:formula="of:=SUM([.D5:.G7])+SUM([.I5:.K7])+SUM([.N5:.P7])" office:value-type="float" office:value="31" calcext:value-type="float">
            <text:p>31</text:p>
          </table:table-cell>
          <table:table-cell table:number-columns-repeated="2"/>
          <table:table-cell table:formula="of:=SUM([.G5:.I7])+SUM([.L5:.N7])+SUM([.Q5:.S7])" office:value-type="float" office:value="49" calcext:value-type="float">
            <text:p>49</text:p>
          </table:table-cell>
          <table:table-cell table:formula="of:=SUM([.H5:.K7])+SUM([.M5:.O7])+SUM([.R5:.T7])" office:value-type="float" office:value="76" calcext:value-type="float">
            <text:p>76</text:p>
          </table:table-cell>
          <table:table-cell table:formula="of:=SUM([.I5:.L7])+SUM([.N5:.P7])+SUM([.S5:.U7])" office:value-type="float" office:value="55" calcext:value-type="float">
            <text:p>55</text:p>
          </table:table-cell>
          <table:table-cell table:number-columns-repeated="2"/>
          <table:table-cell table:formula="of:=SUM([.L5:.N7])+SUM([.Q5:.S7])+SUM([.V5:.X7])" office:value-type="float" office:value="59" calcext:value-type="float">
            <text:p>59</text:p>
          </table:table-cell>
          <table:table-cell table:formula="of:=SUM([.M5:.P7])+SUM([.R5:.T7])+SUM([.W5:.Y7])" office:value-type="float" office:value="84" calcext:value-type="float">
            <text:p>84</text:p>
          </table:table-cell>
          <table:table-cell table:formula="of:=SUM([.N5:.Q7])+SUM([.S5:.U7])+SUM([.X5:.Z7])" office:value-type="float" office:value="59" calcext:value-type="float">
            <text:p>59</text:p>
          </table:table-cell>
          <table:table-cell table:number-columns-repeated="2"/>
          <table:table-cell table:formula="of:=SUM([.Q5:.S7])+SUM([.V5:.X7])+SUM([.AA5:.AC7])" office:value-type="float" office:value="43" calcext:value-type="float">
            <text:p>43</text:p>
          </table:table-cell>
          <table:table-cell table:formula="of:=SUM([.R5:.U7])+SUM([.W5:.Y7])+SUM([.AB5:.AD7])" office:value-type="float" office:value="63" calcext:value-type="float">
            <text:p>63</text:p>
          </table:table-cell>
          <table:table-cell table:formula="of:=SUM([.S5:.V7])+SUM([.X5:.Z7])+SUM([.AC5:.AE7])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7"/>
          <table:table-cell table:formula="of:=SUM([.B6:.E8])+SUM([.G6:.I8])+SUM([.L6:.N8])" office:value-type="float" office:value="37" calcext:value-type="float">
            <text:p>37</text:p>
          </table:table-cell>
          <table:table-cell table:formula="of:=SUM([.C6:.F8])+SUM([.H6:.J8])+SUM([.M6:.O8])" office:value-type="float" office:value="52" calcext:value-type="float">
            <text:p>52</text:p>
          </table:table-cell>
          <table:table-cell table:formula="of:=SUM([.D6:.G8])+SUM([.I6:.K8])+SUM([.N6:.P8])" office:value-type="float" office:value="33" calcext:value-type="float">
            <text:p>33</text:p>
          </table:table-cell>
          <table:table-cell table:number-columns-repeated="2"/>
          <table:table-cell table:formula="of:=SUM([.G6:.I8])+SUM([.L6:.N8])+SUM([.Q6:.S8])" office:value-type="float" office:value="55" calcext:value-type="float">
            <text:p>55</text:p>
          </table:table-cell>
          <table:table-cell table:formula="of:=SUM([.H6:.K8])+SUM([.M6:.O8])+SUM([.R6:.T8])" office:value-type="float" office:value="82" calcext:value-type="float">
            <text:p>82</text:p>
          </table:table-cell>
          <table:table-cell table:formula="of:=SUM([.I6:.L8])+SUM([.N6:.P8])+SUM([.S6:.U8])" office:value-type="float" office:value="57" calcext:value-type="float">
            <text:p>57</text:p>
          </table:table-cell>
          <table:table-cell table:number-columns-repeated="2"/>
          <table:table-cell table:formula="of:=SUM([.L6:.N8])+SUM([.Q6:.S8])+SUM([.V6:.X8])" office:value-type="float" office:value="64" calcext:value-type="float">
            <text:p>64</text:p>
          </table:table-cell>
          <table:table-cell table:formula="of:=SUM([.M6:.P8])+SUM([.R6:.T8])+SUM([.W6:.Y8])" office:value-type="float" office:value="90" calcext:value-type="float">
            <text:p>90</text:p>
          </table:table-cell>
          <table:table-cell table:formula="of:=SUM([.N6:.Q8])+SUM([.S6:.U8])+SUM([.X6:.Z8])" office:value-type="float" office:value="63" calcext:value-type="float">
            <text:p>63</text:p>
          </table:table-cell>
          <table:table-cell table:number-columns-repeated="2"/>
          <table:table-cell table:formula="of:=SUM([.Q6:.S8])+SUM([.V6:.X8])+SUM([.AA6:.AC8])" office:value-type="float" office:value="48" calcext:value-type="float">
            <text:p>48</text:p>
          </table:table-cell>
          <table:table-cell table:formula="of:=SUM([.R6:.U8])+SUM([.W6:.Y8])+SUM([.AB6:.AD8])" office:value-type="float" office:value="69" calcext:value-type="float">
            <text:p>69</text:p>
          </table:table-cell>
          <table:table-cell table:formula="of:=SUM([.S6:.V8])+SUM([.X6:.Z8])+SUM([.AC6:.AE8])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7"/>
          <table:table-cell table:formula="of:=SUM([.B7:.E9])+SUM([.G7:.I9])+SUM([.L7:.N9])" office:value-type="float" office:value="38" calcext:value-type="float">
            <text:p>38</text:p>
          </table:table-cell>
          <table:table-cell table:formula="of:=SUM([.C7:.F9])+SUM([.H7:.J9])+SUM([.M7:.O9])" office:value-type="float" office:value="53" calcext:value-type="float">
            <text:p>53</text:p>
          </table:table-cell>
          <table:table-cell table:formula="of:=SUM([.D7:.G9])+SUM([.I7:.K9])+SUM([.N7:.P9])" office:value-type="float" office:value="34" calcext:value-type="float">
            <text:p>34</text:p>
          </table:table-cell>
          <table:table-cell table:number-columns-repeated="2"/>
          <table:table-cell table:formula="of:=SUM([.G7:.I9])+SUM([.L7:.N9])+SUM([.Q7:.S9])" office:value-type="float" office:value="56" calcext:value-type="float">
            <text:p>56</text:p>
          </table:table-cell>
          <table:table-cell table:formula="of:=SUM([.H7:.K9])+SUM([.M7:.O9])+SUM([.R7:.T9])" office:value-type="float" office:value="80" calcext:value-type="float">
            <text:p>80</text:p>
          </table:table-cell>
          <table:table-cell table:formula="of:=SUM([.I7:.L9])+SUM([.N7:.P9])+SUM([.S7:.U9])" office:value-type="float" office:value="52" calcext:value-type="float">
            <text:p>52</text:p>
          </table:table-cell>
          <table:table-cell table:number-columns-repeated="2"/>
          <table:table-cell table:formula="of:=SUM([.L7:.N9])+SUM([.Q7:.S9])+SUM([.V7:.X9])" office:value-type="float" office:value="62" calcext:value-type="float">
            <text:p>62</text:p>
          </table:table-cell>
          <table:table-cell table:formula="of:=SUM([.M7:.P9])+SUM([.R7:.T9])+SUM([.W7:.Y9])" office:value-type="float" office:value="82" calcext:value-type="float">
            <text:p>82</text:p>
          </table:table-cell>
          <table:table-cell table:formula="of:=SUM([.N7:.Q9])+SUM([.S7:.U9])+SUM([.X7:.Z9])" office:value-type="float" office:value="53" calcext:value-type="float">
            <text:p>53</text:p>
          </table:table-cell>
          <table:table-cell table:number-columns-repeated="2"/>
          <table:table-cell table:formula="of:=SUM([.Q7:.S9])+SUM([.V7:.X9])+SUM([.AA7:.AC9])" office:value-type="float" office:value="46" calcext:value-type="float">
            <text:p>46</text:p>
          </table:table-cell>
          <table:table-cell table:formula="of:=SUM([.R7:.U9])+SUM([.W7:.Y9])+SUM([.AB7:.AD9])" office:value-type="float" office:value="62" calcext:value-type="float">
            <text:p>62</text:p>
          </table:table-cell>
          <table:table-cell table:formula="of:=SUM([.S7:.V9])+SUM([.X7:.Z9])+SUM([.AC7:.AE9])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7"/>
          <table:table-cell table:formula="of:=SUM([.B8:.E10])+SUM([.G8:.I10])+SUM([.L8:.N10])" office:value-type="float" office:value="34" calcext:value-type="float">
            <text:p>34</text:p>
          </table:table-cell>
          <table:table-cell table:formula="of:=SUM([.C8:.F10])+SUM([.H8:.J10])+SUM([.M8:.O10])" office:value-type="float" office:value="47" calcext:value-type="float">
            <text:p>47</text:p>
          </table:table-cell>
          <table:table-cell table:formula="of:=SUM([.D8:.G10])+SUM([.I8:.K10])+SUM([.N8:.P10])" office:value-type="float" office:value="31" calcext:value-type="float">
            <text:p>31</text:p>
          </table:table-cell>
          <table:table-cell table:number-columns-repeated="2"/>
          <table:table-cell table:formula="of:=SUM([.G8:.I10])+SUM([.L8:.N10])+SUM([.Q8:.S10])" office:value-type="float" office:value="50" calcext:value-type="float">
            <text:p>50</text:p>
          </table:table-cell>
          <table:table-cell table:formula="of:=SUM([.H8:.K10])+SUM([.M8:.O10])+SUM([.R8:.T10])" office:value-type="float" office:value="72" calcext:value-type="float">
            <text:p>72</text:p>
          </table:table-cell>
          <table:table-cell table:formula="of:=SUM([.I8:.L10])+SUM([.N8:.P10])+SUM([.S8:.U10])" office:value-type="float" office:value="47" calcext:value-type="float">
            <text:p>47</text:p>
          </table:table-cell>
          <table:table-cell table:number-columns-repeated="2"/>
          <table:table-cell table:formula="of:=SUM([.L8:.N10])+SUM([.Q8:.S10])+SUM([.V8:.X10])" office:value-type="float" office:value="56" calcext:value-type="float">
            <text:p>56</text:p>
          </table:table-cell>
          <table:table-cell table:formula="of:=SUM([.M8:.P10])+SUM([.R8:.T10])+SUM([.W8:.Y10])" office:value-type="float" office:value="72" calcext:value-type="float">
            <text:p>72</text:p>
          </table:table-cell>
          <table:table-cell table:formula="of:=SUM([.N8:.Q10])+SUM([.S8:.U10])+SUM([.X8:.Z10])" office:value-type="float" office:value="45" calcext:value-type="float">
            <text:p>45</text:p>
          </table:table-cell>
          <table:table-cell table:number-columns-repeated="2"/>
          <table:table-cell table:formula="of:=SUM([.Q8:.S10])+SUM([.V8:.X10])+SUM([.AA8:.AC10])" office:value-type="float" office:value="40" calcext:value-type="float">
            <text:p>40</text:p>
          </table:table-cell>
          <table:table-cell table:formula="of:=SUM([.R8:.U10])+SUM([.W8:.Y10])+SUM([.AB8:.AD10])" office:value-type="float" office:value="53" calcext:value-type="float">
            <text:p>53</text:p>
          </table:table-cell>
          <table:table-cell table:formula="of:=SUM([.S8:.V10])+SUM([.X8:.Z10])+SUM([.AC8:.AE10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7"/>
          <table:table-cell table:formula="of:=SUM([.B9:.E11])+SUM([.G9:.I11])+SUM([.L9:.N11])" office:value-type="float" office:value="20" calcext:value-type="float">
            <text:p>20</text:p>
          </table:table-cell>
          <table:table-cell table:formula="of:=SUM([.C9:.F11])+SUM([.H9:.J11])+SUM([.M9:.O11])" office:value-type="float" office:value="29" calcext:value-type="float">
            <text:p>29</text:p>
          </table:table-cell>
          <table:table-cell table:formula="of:=SUM([.D9:.G11])+SUM([.I9:.K11])+SUM([.N9:.P11])" office:value-type="float" office:value="20" calcext:value-type="float">
            <text:p>20</text:p>
          </table:table-cell>
          <table:table-cell table:number-columns-repeated="2"/>
          <table:table-cell table:formula="of:=SUM([.G9:.I11])+SUM([.L9:.N11])+SUM([.Q9:.S11])" office:value-type="float" office:value="32" calcext:value-type="float">
            <text:p>32</text:p>
          </table:table-cell>
          <table:table-cell table:formula="of:=SUM([.H9:.K11])+SUM([.M9:.O11])+SUM([.R9:.T11])" office:value-type="float" office:value="45" calcext:value-type="float">
            <text:p>45</text:p>
          </table:table-cell>
          <table:table-cell table:formula="of:=SUM([.I9:.L11])+SUM([.N9:.P11])+SUM([.S9:.U11])" office:value-type="float" office:value="29" calcext:value-type="float">
            <text:p>29</text:p>
          </table:table-cell>
          <table:table-cell table:number-columns-repeated="2"/>
          <table:table-cell table:formula="of:=SUM([.L9:.N11])+SUM([.Q9:.S11])+SUM([.V9:.X11])" office:value-type="float" office:value="36" calcext:value-type="float">
            <text:p>36</text:p>
          </table:table-cell>
          <table:table-cell table:formula="of:=SUM([.M9:.P11])+SUM([.R9:.T11])+SUM([.W9:.Y11])" office:value-type="float" office:value="44" calcext:value-type="float">
            <text:p>44</text:p>
          </table:table-cell>
          <table:table-cell table:formula="of:=SUM([.N9:.Q11])+SUM([.S9:.U11])+SUM([.X9:.Z11])" office:value-type="float" office:value="26" calcext:value-type="float">
            <text:p>26</text:p>
          </table:table-cell>
          <table:table-cell table:number-columns-repeated="2"/>
          <table:table-cell table:formula="of:=SUM([.Q9:.S11])+SUM([.V9:.X11])+SUM([.AA9:.AC11])" office:value-type="float" office:value="25" calcext:value-type="float">
            <text:p>25</text:p>
          </table:table-cell>
          <table:table-cell table:formula="of:=SUM([.R9:.U11])+SUM([.W9:.Y11])+SUM([.AB9:.AD11])" office:value-type="float" office:value="31" calcext:value-type="float">
            <text:p>31</text:p>
          </table:table-cell>
          <table:table-cell table:formula="of:=SUM([.S9:.V11])+SUM([.X9:.Z11])+SUM([.AC9:.AE11])" office:value-type="float" office:value="17" calcext:value-type="float">
            <text:p>17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7"/>
          <table:table-cell table:formula="of:=COUNT([.G4:.I6])+COUNT([.L4:.N6])+COUNT([.A4:.C6])" office:value-type="float" office:value="8" calcext:value-type="float">
            <text:p>8</text:p>
          </table:table-cell>
          <table:table-cell table:formula="of:=COUNT([.H4:.J6])+COUNT([.M4:.O6])+COUNT([.B4:.D6])" office:value-type="float" office:value="12" calcext:value-type="float">
            <text:p>12</text:p>
          </table:table-cell>
          <table:table-cell table:formula="of:=COUNT([.I4:.K6])+COUNT([.N4:.P6])+COUNT([.C4:.E6])" office:value-type="float" office:value="8" calcext:value-type="float">
            <text:p>8</text:p>
          </table:table-cell>
          <table:table-cell table:number-columns-repeated="2"/>
          <table:table-cell table:formula="of:=COUNT([.G4:.I6])+COUNT([.L4:.N6])+COUNT([.Q4:.S6])" office:value-type="float" office:value="12" calcext:value-type="float">
            <text:p>12</text:p>
          </table:table-cell>
          <table:table-cell table:formula="of:=COUNT([.H4:.J6])+COUNT([.M4:.O6])+COUNT([.R4:.T6])" office:value-type="float" office:value="18" calcext:value-type="float">
            <text:p>18</text:p>
          </table:table-cell>
          <table:table-cell table:formula="of:=COUNT([.I4:.K6])+COUNT([.N4:.P6])+COUNT([.S4:.U6])" office:value-type="float" office:value="12" calcext:value-type="float">
            <text:p>12</text:p>
          </table:table-cell>
          <table:table-cell table:number-columns-repeated="2"/>
          <table:table-cell table:formula="of:=COUNT([.L4:.N6])+COUNT([.Q4:.S6])+COUNT([.V4:.X6])" office:value-type="float" office:value="12" calcext:value-type="float">
            <text:p>12</text:p>
          </table:table-cell>
          <table:table-cell table:formula="of:=COUNT([.M4:.O6])+COUNT([.R4:.T6])+COUNT([.W4:.Y6])" office:value-type="float" office:value="18" calcext:value-type="float">
            <text:p>18</text:p>
          </table:table-cell>
          <table:table-cell table:formula="of:=COUNT([.N4:.P6])+COUNT([.S4:.U6])+COUNT([.X4:.Z6])" office:value-type="float" office:value="12" calcext:value-type="float">
            <text:p>12</text:p>
          </table:table-cell>
          <table:table-cell table:number-columns-repeated="2"/>
          <table:table-cell table:formula="of:=COUNT([.Q4:.S6])+COUNT([.V4:.X6])+COUNT([.AA4:.AC6])" office:value-type="float" office:value="8" calcext:value-type="float">
            <text:p>8</text:p>
          </table:table-cell>
          <table:table-cell table:formula="of:=COUNT([.R4:.T6])+COUNT([.W4:.Y6])+COUNT([.AB4:.AD6])" office:value-type="float" office:value="12" calcext:value-type="float">
            <text:p>12</text:p>
          </table:table-cell>
          <table:table-cell table:formula="of:=COUNT([.S4:.U6])+COUNT([.X4:.Z6])+COUNT([.AC4:.AE6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7"/>
          <table:table-cell table:formula="of:=COUNT([.G5:.I7])+COUNT([.L5:.N7])+COUNT([.A5:.C7])" office:value-type="float" office:value="12" calcext:value-type="float">
            <text:p>12</text:p>
          </table:table-cell>
          <table:table-cell table:formula="of:=COUNT([.H5:.J7])+COUNT([.M5:.O7])+COUNT([.B5:.D7])" office:value-type="float" office:value="18" calcext:value-type="float">
            <text:p>18</text:p>
          </table:table-cell>
          <table:table-cell table:formula="of:=COUNT([.I5:.K7])+COUNT([.N5:.P7])+COUNT([.C5:.E7])" office:value-type="float" office:value="12" calcext:value-type="float">
            <text:p>12</text:p>
          </table:table-cell>
          <table:table-cell table:number-columns-repeated="2"/>
          <table:table-cell table:formula="of:=COUNT([.G5:.I7])+COUNT([.L5:.N7])+COUNT([.Q5:.S7])" office:value-type="float" office:value="18" calcext:value-type="float">
            <text:p>18</text:p>
          </table:table-cell>
          <table:table-cell table:formula="of:=COUNT([.H5:.J7])+COUNT([.M5:.O7])+COUNT([.R5:.T7])" office:value-type="float" office:value="27" calcext:value-type="float">
            <text:p>27</text:p>
          </table:table-cell>
          <table:table-cell table:formula="of:=COUNT([.I5:.K7])+COUNT([.N5:.P7])+COUNT([.S5:.U7])" office:value-type="float" office:value="18" calcext:value-type="float">
            <text:p>18</text:p>
          </table:table-cell>
          <table:table-cell table:number-columns-repeated="2"/>
          <table:table-cell table:formula="of:=COUNT([.L5:.N7])+COUNT([.Q5:.S7])+COUNT([.V5:.X7])" office:value-type="float" office:value="18" calcext:value-type="float">
            <text:p>18</text:p>
          </table:table-cell>
          <table:table-cell table:formula="of:=COUNT([.M5:.O7])+COUNT([.R5:.T7])+COUNT([.W5:.Y7])" office:value-type="float" office:value="27" calcext:value-type="float">
            <text:p>27</text:p>
          </table:table-cell>
          <table:table-cell table:formula="of:=COUNT([.N5:.P7])+COUNT([.S5:.U7])+COUNT([.X5:.Z7])" office:value-type="float" office:value="18" calcext:value-type="float">
            <text:p>18</text:p>
          </table:table-cell>
          <table:table-cell table:number-columns-repeated="2"/>
          <table:table-cell table:formula="of:=COUNT([.Q5:.S7])+COUNT([.V5:.X7])+COUNT([.AA5:.AC7])" office:value-type="float" office:value="12" calcext:value-type="float">
            <text:p>12</text:p>
          </table:table-cell>
          <table:table-cell table:formula="of:=COUNT([.R5:.T7])+COUNT([.W5:.Y7])+COUNT([.AB5:.AD7])" office:value-type="float" office:value="18" calcext:value-type="float">
            <text:p>18</text:p>
          </table:table-cell>
          <table:table-cell table:formula="of:=COUNT([.S5:.U7])+COUNT([.X5:.Z7])+COUNT([.AC5:.AE7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table:formula="of:=COUNT([.G6:.I8])+COUNT([.L6:.N8])+COUNT([.A6:.C8])" office:value-type="float" office:value="12" calcext:value-type="float">
            <text:p>12</text:p>
          </table:table-cell>
          <table:table-cell table:formula="of:=COUNT([.H6:.J8])+COUNT([.M6:.O8])+COUNT([.B6:.D8])" office:value-type="float" office:value="18" calcext:value-type="float">
            <text:p>18</text:p>
          </table:table-cell>
          <table:table-cell table:formula="of:=COUNT([.I6:.K8])+COUNT([.N6:.P8])+COUNT([.C6:.E8])" office:value-type="float" office:value="12" calcext:value-type="float">
            <text:p>12</text:p>
          </table:table-cell>
          <table:table-cell table:number-columns-repeated="2"/>
          <table:table-cell table:formula="of:=COUNT([.G6:.I8])+COUNT([.L6:.N8])+COUNT([.Q6:.S8])" office:value-type="float" office:value="18" calcext:value-type="float">
            <text:p>18</text:p>
          </table:table-cell>
          <table:table-cell table:formula="of:=COUNT([.H6:.J8])+COUNT([.M6:.O8])+COUNT([.R6:.T8])" office:value-type="float" office:value="27" calcext:value-type="float">
            <text:p>27</text:p>
          </table:table-cell>
          <table:table-cell table:formula="of:=COUNT([.I6:.K8])+COUNT([.N6:.P8])+COUNT([.S6:.U8])" office:value-type="float" office:value="18" calcext:value-type="float">
            <text:p>18</text:p>
          </table:table-cell>
          <table:table-cell table:number-columns-repeated="2"/>
          <table:table-cell table:formula="of:=COUNT([.L6:.N8])+COUNT([.Q6:.S8])+COUNT([.V6:.X8])" office:value-type="float" office:value="18" calcext:value-type="float">
            <text:p>18</text:p>
          </table:table-cell>
          <table:table-cell table:formula="of:=COUNT([.M6:.O8])+COUNT([.R6:.T8])+COUNT([.W6:.Y8])" office:value-type="float" office:value="27" calcext:value-type="float">
            <text:p>27</text:p>
          </table:table-cell>
          <table:table-cell table:formula="of:=COUNT([.N6:.P8])+COUNT([.S6:.U8])+COUNT([.X6:.Z8])" office:value-type="float" office:value="18" calcext:value-type="float">
            <text:p>18</text:p>
          </table:table-cell>
          <table:table-cell table:number-columns-repeated="2"/>
          <table:table-cell table:formula="of:=COUNT([.Q6:.S8])+COUNT([.V6:.X8])+COUNT([.AA6:.AC8])" office:value-type="float" office:value="12" calcext:value-type="float">
            <text:p>12</text:p>
          </table:table-cell>
          <table:table-cell table:formula="of:=COUNT([.R6:.T8])+COUNT([.W6:.Y8])+COUNT([.AB6:.AD8])" office:value-type="float" office:value="18" calcext:value-type="float">
            <text:p>18</text:p>
          </table:table-cell>
          <table:table-cell table:formula="of:=COUNT([.S6:.U8])+COUNT([.X6:.Z8])+COUNT([.AC6:.AE8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table:formula="of:=COUNT([.G7:.I9])+COUNT([.L7:.N9])+COUNT([.A7:.C9])" office:value-type="float" office:value="12" calcext:value-type="float">
            <text:p>12</text:p>
          </table:table-cell>
          <table:table-cell table:formula="of:=COUNT([.H7:.J9])+COUNT([.M7:.O9])+COUNT([.B7:.D9])" office:value-type="float" office:value="18" calcext:value-type="float">
            <text:p>18</text:p>
          </table:table-cell>
          <table:table-cell table:formula="of:=COUNT([.I7:.K9])+COUNT([.N7:.P9])+COUNT([.C7:.E9])" office:value-type="float" office:value="12" calcext:value-type="float">
            <text:p>12</text:p>
          </table:table-cell>
          <table:table-cell table:number-columns-repeated="2"/>
          <table:table-cell table:formula="of:=COUNT([.G7:.I9])+COUNT([.L7:.N9])+COUNT([.Q7:.S9])" office:value-type="float" office:value="18" calcext:value-type="float">
            <text:p>18</text:p>
          </table:table-cell>
          <table:table-cell table:formula="of:=COUNT([.H7:.J9])+COUNT([.M7:.O9])+COUNT([.R7:.T9])" office:value-type="float" office:value="27" calcext:value-type="float">
            <text:p>27</text:p>
          </table:table-cell>
          <table:table-cell table:formula="of:=COUNT([.I7:.K9])+COUNT([.N7:.P9])+COUNT([.S7:.U9])" office:value-type="float" office:value="18" calcext:value-type="float">
            <text:p>18</text:p>
          </table:table-cell>
          <table:table-cell table:number-columns-repeated="2"/>
          <table:table-cell table:formula="of:=COUNT([.L7:.N9])+COUNT([.Q7:.S9])+COUNT([.V7:.X9])" office:value-type="float" office:value="18" calcext:value-type="float">
            <text:p>18</text:p>
          </table:table-cell>
          <table:table-cell table:formula="of:=COUNT([.M7:.O9])+COUNT([.R7:.T9])+COUNT([.W7:.Y9])" office:value-type="float" office:value="27" calcext:value-type="float">
            <text:p>27</text:p>
          </table:table-cell>
          <table:table-cell table:formula="of:=COUNT([.N7:.P9])+COUNT([.S7:.U9])+COUNT([.X7:.Z9])" office:value-type="float" office:value="18" calcext:value-type="float">
            <text:p>18</text:p>
          </table:table-cell>
          <table:table-cell table:number-columns-repeated="2"/>
          <table:table-cell table:formula="of:=COUNT([.Q7:.S9])+COUNT([.V7:.X9])+COUNT([.AA7:.AC9])" office:value-type="float" office:value="12" calcext:value-type="float">
            <text:p>12</text:p>
          </table:table-cell>
          <table:table-cell table:formula="of:=COUNT([.R7:.T9])+COUNT([.W7:.Y9])+COUNT([.AB7:.AD9])" office:value-type="float" office:value="18" calcext:value-type="float">
            <text:p>18</text:p>
          </table:table-cell>
          <table:table-cell table:formula="of:=COUNT([.S7:.U9])+COUNT([.X7:.Z9])+COUNT([.AC7:.AE9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table:formula="of:=COUNT([.G8:.I10])+COUNT([.L8:.N10])+COUNT([.A8:.C10])" office:value-type="float" office:value="12" calcext:value-type="float">
            <text:p>12</text:p>
          </table:table-cell>
          <table:table-cell table:formula="of:=COUNT([.H8:.J10])+COUNT([.M8:.O10])+COUNT([.B8:.D10])" office:value-type="float" office:value="18" calcext:value-type="float">
            <text:p>18</text:p>
          </table:table-cell>
          <table:table-cell table:formula="of:=COUNT([.I8:.K10])+COUNT([.N8:.P10])+COUNT([.C8:.E10])" office:value-type="float" office:value="12" calcext:value-type="float">
            <text:p>12</text:p>
          </table:table-cell>
          <table:table-cell table:number-columns-repeated="2"/>
          <table:table-cell table:formula="of:=COUNT([.G8:.I10])+COUNT([.L8:.N10])+COUNT([.Q8:.S10])" office:value-type="float" office:value="18" calcext:value-type="float">
            <text:p>18</text:p>
          </table:table-cell>
          <table:table-cell table:formula="of:=COUNT([.H8:.J10])+COUNT([.M8:.O10])+COUNT([.R8:.T10])" office:value-type="float" office:value="27" calcext:value-type="float">
            <text:p>27</text:p>
          </table:table-cell>
          <table:table-cell table:formula="of:=COUNT([.I8:.K10])+COUNT([.N8:.P10])+COUNT([.S8:.U10])" office:value-type="float" office:value="18" calcext:value-type="float">
            <text:p>18</text:p>
          </table:table-cell>
          <table:table-cell table:number-columns-repeated="2"/>
          <table:table-cell table:formula="of:=COUNT([.L8:.N10])+COUNT([.Q8:.S10])+COUNT([.V8:.X10])" office:value-type="float" office:value="18" calcext:value-type="float">
            <text:p>18</text:p>
          </table:table-cell>
          <table:table-cell table:formula="of:=COUNT([.M8:.O10])+COUNT([.R8:.T10])+COUNT([.W8:.Y10])" office:value-type="float" office:value="27" calcext:value-type="float">
            <text:p>27</text:p>
          </table:table-cell>
          <table:table-cell table:formula="of:=COUNT([.N8:.P10])+COUNT([.S8:.U10])+COUNT([.X8:.Z10])" office:value-type="float" office:value="18" calcext:value-type="float">
            <text:p>18</text:p>
          </table:table-cell>
          <table:table-cell table:number-columns-repeated="2"/>
          <table:table-cell table:formula="of:=COUNT([.Q8:.S10])+COUNT([.V8:.X10])+COUNT([.AA8:.AC10])" office:value-type="float" office:value="12" calcext:value-type="float">
            <text:p>12</text:p>
          </table:table-cell>
          <table:table-cell table:formula="of:=COUNT([.R8:.T10])+COUNT([.W8:.Y10])+COUNT([.AB8:.AD10])" office:value-type="float" office:value="18" calcext:value-type="float">
            <text:p>18</text:p>
          </table:table-cell>
          <table:table-cell table:formula="of:=COUNT([.S8:.U10])+COUNT([.X8:.Z10])+COUNT([.AC8:.AE10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table:formula="of:=COUNT([.G9:.I11])+COUNT([.L9:.N11])+COUNT([.A9:.C11])" office:value-type="float" office:value="8" calcext:value-type="float">
            <text:p>8</text:p>
          </table:table-cell>
          <table:table-cell table:formula="of:=COUNT([.H9:.J11])+COUNT([.M9:.O11])+COUNT([.B9:.D11])" office:value-type="float" office:value="12" calcext:value-type="float">
            <text:p>12</text:p>
          </table:table-cell>
          <table:table-cell table:formula="of:=COUNT([.I9:.K11])+COUNT([.N9:.P11])+COUNT([.C9:.E11])" office:value-type="float" office:value="8" calcext:value-type="float">
            <text:p>8</text:p>
          </table:table-cell>
          <table:table-cell table:number-columns-repeated="2"/>
          <table:table-cell table:formula="of:=COUNT([.G9:.I11])+COUNT([.L9:.N11])+COUNT([.Q9:.S11])" office:value-type="float" office:value="12" calcext:value-type="float">
            <text:p>12</text:p>
          </table:table-cell>
          <table:table-cell table:formula="of:=COUNT([.H9:.J11])+COUNT([.M9:.O11])+COUNT([.R9:.T11])" office:value-type="float" office:value="18" calcext:value-type="float">
            <text:p>18</text:p>
          </table:table-cell>
          <table:table-cell table:formula="of:=COUNT([.I9:.K11])+COUNT([.N9:.P11])+COUNT([.S9:.U11])" office:value-type="float" office:value="12" calcext:value-type="float">
            <text:p>12</text:p>
          </table:table-cell>
          <table:table-cell table:number-columns-repeated="2"/>
          <table:table-cell table:formula="of:=COUNT([.L9:.N11])+COUNT([.Q9:.S11])+COUNT([.V9:.X11])" office:value-type="float" office:value="12" calcext:value-type="float">
            <text:p>12</text:p>
          </table:table-cell>
          <table:table-cell table:formula="of:=COUNT([.M9:.O11])+COUNT([.R9:.T11])+COUNT([.W9:.Y11])" office:value-type="float" office:value="18" calcext:value-type="float">
            <text:p>18</text:p>
          </table:table-cell>
          <table:table-cell table:formula="of:=COUNT([.N9:.P11])+COUNT([.S9:.U11])+COUNT([.X9:.Z11])" office:value-type="float" office:value="12" calcext:value-type="float">
            <text:p>12</text:p>
          </table:table-cell>
          <table:table-cell table:number-columns-repeated="2"/>
          <table:table-cell table:formula="of:=COUNT([.Q9:.S11])+COUNT([.V9:.X11])+COUNT([.AA9:.AC11])" office:value-type="float" office:value="8" calcext:value-type="float">
            <text:p>8</text:p>
          </table:table-cell>
          <table:table-cell table:formula="of:=COUNT([.R9:.T11])+COUNT([.W9:.Y11])+COUNT([.AB9:.AD11])" office:value-type="float" office:value="12" calcext:value-type="float">
            <text:p>12</text:p>
          </table:table-cell>
          <table:table-cell table:formula="of:=COUNT([.S9:.U11])+COUNT([.X9:.Z11])+COUNT([.AC9:.AE11])"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7"/>
          <table:table-cell table:formula="of:=[.H13]/[.H23]" office:value-type="float" office:value="2.375" calcext:value-type="float">
            <text:p>2.375</text:p>
          </table:table-cell>
          <table:table-cell table:formula="of:=[.I13]/[.I23]" office:value-type="float" office:value="2.33333333333333" calcext:value-type="float">
            <text:p>2.3333333333</text:p>
          </table:table-cell>
          <table:table-cell table:formula="of:=[.J13]/[.J23]" office:value-type="float" office:value="2.375" calcext:value-type="float">
            <text:p>2.375</text:p>
          </table:table-cell>
          <table:table-cell table:number-columns-repeated="2"/>
          <table:table-cell table:formula="of:=[.M13]/[.M23]" office:value-type="float" office:value="2.5" calcext:value-type="float">
            <text:p>2.5</text:p>
          </table:table-cell>
          <table:table-cell table:formula="of:=[.N13]/[.N23]" office:value-type="float" office:value="2.72222222222222" calcext:value-type="float">
            <text:p>2.7222222222</text:p>
          </table:table-cell>
          <table:table-cell table:formula="of:=[.O13]/[.O23]" office:value-type="float" office:value="3" calcext:value-type="float">
            <text:p>3</text:p>
          </table:table-cell>
          <table:table-cell table:number-columns-repeated="2"/>
          <table:table-cell table:formula="of:=[.R13]/[.R23]" office:value-type="float" office:value="3" calcext:value-type="float">
            <text:p>3</text:p>
          </table:table-cell>
          <table:table-cell table:formula="of:=[.S13]/[.S23]" office:value-type="float" office:value="2.94444444444444" calcext:value-type="float">
            <text:p>2.9444444444</text:p>
          </table:table-cell>
          <table:table-cell table:formula="of:=[.T13]/[.T23]" office:value-type="float" office:value="3.16666666666667" calcext:value-type="float">
            <text:p>3.1666666667</text:p>
          </table:table-cell>
          <table:table-cell table:number-columns-repeated="2"/>
          <table:table-cell table:formula="of:=[.W13]/[.W23]" office:value-type="float" office:value="3.125" calcext:value-type="float">
            <text:p>3.125</text:p>
          </table:table-cell>
          <table:table-cell table:formula="of:=[.X13]/[.X23]" office:value-type="float" office:value="3.25" calcext:value-type="float">
            <text:p>3.25</text:p>
          </table:table-cell>
          <table:table-cell table:formula="of:=[.Y13]/[.Y23]" office:value-type="float" office:value="3.625" calcext:value-type="float">
            <text:p>3.625</text:p>
          </table:table-cell>
          <table:table-cell/>
        </table:table-row>
        <table:table-row table:style-name="ro1">
          <table:table-cell table:number-columns-repeated="7"/>
          <table:table-cell table:formula="of:=[.H14]/[.H24]" office:value-type="float" office:value="2.58333333333333" calcext:value-type="float">
            <text:p>2.5833333333</text:p>
          </table:table-cell>
          <table:table-cell table:formula="of:=[.I14]/[.I24]" office:value-type="float" office:value="2.55555555555556" calcext:value-type="float">
            <text:p>2.5555555556</text:p>
          </table:table-cell>
          <table:table-cell table:formula="of:=[.J14]/[.J24]" office:value-type="float" office:value="2.58333333333333" calcext:value-type="float">
            <text:p>2.5833333333</text:p>
          </table:table-cell>
          <table:table-cell table:number-columns-repeated="2"/>
          <table:table-cell table:formula="of:=[.M14]/[.M24]" office:value-type="float" office:value="2.72222222222222" calcext:value-type="float">
            <text:p>2.7222222222</text:p>
          </table:table-cell>
          <table:table-cell table:formula="of:=[.N14]/[.N24]" office:value-type="float" office:value="2.81481481481481" calcext:value-type="float">
            <text:p>2.8148148148</text:p>
          </table:table-cell>
          <table:table-cell table:formula="of:=[.O14]/[.O24]" office:value-type="float" office:value="3.05555555555556" calcext:value-type="float">
            <text:p>3.0555555556</text:p>
          </table:table-cell>
          <table:table-cell table:number-columns-repeated="2"/>
          <table:table-cell table:formula="of:=[.R14]/[.R24]" office:value-type="float" office:value="3.27777777777778" calcext:value-type="float">
            <text:p>3.2777777778</text:p>
          </table:table-cell>
          <table:table-cell table:formula="of:=[.S14]/[.S24]" office:value-type="float" office:value="3.11111111111111" calcext:value-type="float">
            <text:p>3.1111111111</text:p>
          </table:table-cell>
          <table:table-cell table:formula="of:=[.T14]/[.T24]" office:value-type="float" office:value="3.27777777777778" calcext:value-type="float">
            <text:p>3.2777777778</text:p>
          </table:table-cell>
          <table:table-cell table:number-columns-repeated="2"/>
          <table:table-cell table:formula="of:=[.W14]/[.W24]" office:value-type="float" office:value="3.58333333333333" calcext:value-type="float">
            <text:p>3.5833333333</text:p>
          </table:table-cell>
          <table:table-cell table:formula="of:=[.X14]/[.X24]" office:value-type="float" office:value="3.5" calcext:value-type="float">
            <text:p>3.5</text:p>
          </table:table-cell>
          <table:table-cell table:formula="of:=[.Y14]/[.Y24]" office:value-type="float" office:value="3.75" calcext:value-type="float">
            <text:p>3.75</text:p>
          </table:table-cell>
          <table:table-cell/>
        </table:table-row>
        <table:table-row table:style-name="ro1">
          <table:table-cell table:number-columns-repeated="7"/>
          <table:table-cell table:formula="of:=[.H15]/[.H25]" office:value-type="float" office:value="3.08333333333333" calcext:value-type="float">
            <text:p>3.0833333333</text:p>
          </table:table-cell>
          <table:table-cell table:formula="of:=[.I15]/[.I25]" office:value-type="float" office:value="2.88888888888889" calcext:value-type="float">
            <text:p>2.8888888889</text:p>
          </table:table-cell>
          <table:table-cell table:formula="of:=[.J15]/[.J25]" office:value-type="float" office:value="2.75" calcext:value-type="float">
            <text:p>2.75</text:p>
          </table:table-cell>
          <table:table-cell table:number-columns-repeated="2"/>
          <table:table-cell table:formula="of:=[.M15]/[.M25]" office:value-type="float" office:value="3.05555555555556" calcext:value-type="float">
            <text:p>3.0555555556</text:p>
          </table:table-cell>
          <table:table-cell table:formula="of:=[.N15]/[.N25]" office:value-type="float" office:value="3.03703703703704" calcext:value-type="float">
            <text:p>3.037037037</text:p>
          </table:table-cell>
          <table:table-cell table:formula="of:=[.O15]/[.O25]" office:value-type="float" office:value="3.16666666666667" calcext:value-type="float">
            <text:p>3.1666666667</text:p>
          </table:table-cell>
          <table:table-cell table:number-columns-repeated="2"/>
          <table:table-cell table:formula="of:=[.R15]/[.R25]" office:value-type="float" office:value="3.55555555555556" calcext:value-type="float">
            <text:p>3.5555555556</text:p>
          </table:table-cell>
          <table:table-cell table:formula="of:=[.S15]/[.S25]" office:value-type="float" office:value="3.33333333333333" calcext:value-type="float">
            <text:p>3.3333333333</text:p>
          </table:table-cell>
          <table:table-cell table:formula="of:=[.T15]/[.T25]" office:value-type="float" office:value="3.5" calcext:value-type="float">
            <text:p>3.5</text:p>
          </table:table-cell>
          <table:table-cell table:number-columns-repeated="2"/>
          <table:table-cell table:formula="of:=[.W15]/[.W25]" office:value-type="float" office:value="4" calcext:value-type="float">
            <text:p>4</text:p>
          </table:table-cell>
          <table:table-cell table:formula="of:=[.X15]/[.X25]" office:value-type="float" office:value="3.83333333333333" calcext:value-type="float">
            <text:p>3.8333333333</text:p>
          </table:table-cell>
          <table:table-cell table:formula="of:=[.Y15]/[.Y25]" office:value-type="float" office:value="4.08333333333333" calcext:value-type="float">
            <text:p>4.0833333333</text:p>
          </table:table-cell>
          <table:table-cell/>
        </table:table-row>
        <table:table-row table:style-name="ro1">
          <table:table-cell table:number-columns-repeated="7"/>
          <table:table-cell table:formula="of:=[.H16]/[.H26]" office:value-type="float" office:value="3.16666666666667" calcext:value-type="float">
            <text:p>3.1666666667</text:p>
          </table:table-cell>
          <table:table-cell table:formula="of:=[.I16]/[.I26]" office:value-type="float" office:value="2.94444444444444" calcext:value-type="float">
            <text:p>2.9444444444</text:p>
          </table:table-cell>
          <table:table-cell table:formula="of:=[.J16]/[.J26]" office:value-type="float" office:value="2.83333333333333" calcext:value-type="float">
            <text:p>2.8333333333</text:p>
          </table:table-cell>
          <table:table-cell table:number-columns-repeated="2"/>
          <table:table-cell table:formula="of:=[.M16]/[.M26]" office:value-type="float" office:value="3.11111111111111" calcext:value-type="float">
            <text:p>3.1111111111</text:p>
          </table:table-cell>
          <table:table-cell table:formula="of:=[.N16]/[.N26]" office:value-type="float" office:value="2.96296296296296" calcext:value-type="float">
            <text:p>2.962962963</text:p>
          </table:table-cell>
          <table:table-cell table:formula="of:=[.O16]/[.O26]" office:value-type="float" office:value="2.88888888888889" calcext:value-type="float">
            <text:p>2.8888888889</text:p>
          </table:table-cell>
          <table:table-cell table:number-columns-repeated="2"/>
          <table:table-cell table:formula="of:=[.R16]/[.R26]" office:value-type="float" office:value="3.44444444444444" calcext:value-type="float">
            <text:p>3.4444444444</text:p>
          </table:table-cell>
          <table:table-cell table:formula="of:=[.S16]/[.S26]" office:value-type="float" office:value="3.03703703703704" calcext:value-type="float">
            <text:p>3.037037037</text:p>
          </table:table-cell>
          <table:table-cell table:formula="of:=[.T16]/[.T26]" office:value-type="float" office:value="2.94444444444444" calcext:value-type="float">
            <text:p>2.9444444444</text:p>
          </table:table-cell>
          <table:table-cell table:number-columns-repeated="2"/>
          <table:table-cell table:formula="of:=[.W16]/[.W26]" office:value-type="float" office:value="3.83333333333333" calcext:value-type="float">
            <text:p>3.8333333333</text:p>
          </table:table-cell>
          <table:table-cell table:formula="of:=[.X16]/[.X26]" office:value-type="float" office:value="3.44444444444444" calcext:value-type="float">
            <text:p>3.4444444444</text:p>
          </table:table-cell>
          <table:table-cell table:formula="of:=[.Y16]/[.Y26]" office:value-type="float" office:value="3.25" calcext:value-type="float">
            <text:p>3.25</text:p>
          </table:table-cell>
          <table:table-cell/>
        </table:table-row>
        <table:table-row table:style-name="ro1">
          <table:table-cell table:number-columns-repeated="7"/>
          <table:table-cell table:formula="of:=[.H17]/[.H27]" office:value-type="float" office:value="2.83333333333333" calcext:value-type="float">
            <text:p>2.8333333333</text:p>
          </table:table-cell>
          <table:table-cell table:formula="of:=[.I17]/[.I27]" office:value-type="float" office:value="2.61111111111111" calcext:value-type="float">
            <text:p>2.6111111111</text:p>
          </table:table-cell>
          <table:table-cell table:formula="of:=[.J17]/[.J27]" office:value-type="float" office:value="2.58333333333333" calcext:value-type="float">
            <text:p>2.5833333333</text:p>
          </table:table-cell>
          <table:table-cell table:number-columns-repeated="2"/>
          <table:table-cell table:formula="of:=[.M17]/[.M27]" office:value-type="float" office:value="2.77777777777778" calcext:value-type="float">
            <text:p>2.7777777778</text:p>
          </table:table-cell>
          <table:table-cell table:formula="of:=[.N17]/[.N27]" office:value-type="float" office:value="2.66666666666667" calcext:value-type="float">
            <text:p>2.6666666667</text:p>
          </table:table-cell>
          <table:table-cell table:formula="of:=[.O17]/[.O27]" office:value-type="float" office:value="2.61111111111111" calcext:value-type="float">
            <text:p>2.6111111111</text:p>
          </table:table-cell>
          <table:table-cell table:number-columns-repeated="2"/>
          <table:table-cell table:formula="of:=[.R17]/[.R27]" office:value-type="float" office:value="3.11111111111111" calcext:value-type="float">
            <text:p>3.1111111111</text:p>
          </table:table-cell>
          <table:table-cell table:formula="of:=[.S17]/[.S27]" office:value-type="float" office:value="2.66666666666667" calcext:value-type="float">
            <text:p>2.6666666667</text:p>
          </table:table-cell>
          <table:table-cell table:formula="of:=[.T17]/[.T27]" office:value-type="float" office:value="2.5" calcext:value-type="float">
            <text:p>2.5</text:p>
          </table:table-cell>
          <table:table-cell table:number-columns-repeated="2"/>
          <table:table-cell table:formula="of:=[.W17]/[.W27]" office:value-type="float" office:value="3.33333333333333" calcext:value-type="float">
            <text:p>3.3333333333</text:p>
          </table:table-cell>
          <table:table-cell table:formula="of:=[.X17]/[.X27]" office:value-type="float" office:value="2.94444444444444" calcext:value-type="float">
            <text:p>2.9444444444</text:p>
          </table:table-cell>
          <table:table-cell table:formula="of:=[.Y17]/[.Y27]" office:value-type="float" office:value="2.66666666666667" calcext:value-type="float">
            <text:p>2.6666666667</text:p>
          </table:table-cell>
          <table:table-cell/>
        </table:table-row>
        <table:table-row table:style-name="ro1">
          <table:table-cell table:number-columns-repeated="7"/>
          <table:table-cell table:formula="of:=[.H18]/[.H28]" office:value-type="float" office:value="2.5" calcext:value-type="float">
            <text:p>2.5</text:p>
          </table:table-cell>
          <table:table-cell table:formula="of:=[.I18]/[.I28]" office:value-type="float" office:value="2.41666666666667" calcext:value-type="float">
            <text:p>2.4166666667</text:p>
          </table:table-cell>
          <table:table-cell table:formula="of:=[.J18]/[.J28]" office:value-type="float" office:value="2.5" calcext:value-type="float">
            <text:p>2.5</text:p>
          </table:table-cell>
          <table:table-cell table:number-columns-repeated="2"/>
          <table:table-cell table:formula="of:=[.M18]/[.M28]" office:value-type="float" office:value="2.66666666666667" calcext:value-type="float">
            <text:p>2.6666666667</text:p>
          </table:table-cell>
          <table:table-cell table:formula="of:=[.N18]/[.N28]" office:value-type="float" office:value="2.5" calcext:value-type="float">
            <text:p>2.5</text:p>
          </table:table-cell>
          <table:table-cell table:formula="of:=[.O18]/[.O28]" office:value-type="float" office:value="2.41666666666667" calcext:value-type="float">
            <text:p>2.4166666667</text:p>
          </table:table-cell>
          <table:table-cell table:number-columns-repeated="2"/>
          <table:table-cell table:formula="of:=[.R18]/[.R28]" office:value-type="float" office:value="3" calcext:value-type="float">
            <text:p>3</text:p>
          </table:table-cell>
          <table:table-cell table:formula="of:=[.S18]/[.S28]" office:value-type="float" office:value="2.44444444444444" calcext:value-type="float">
            <text:p>2.4444444444</text:p>
          </table:table-cell>
          <table:table-cell table:formula="of:=[.T18]/[.T28]" office:value-type="float" office:value="2.16666666666667" calcext:value-type="float">
            <text:p>2.1666666667</text:p>
          </table:table-cell>
          <table:table-cell table:number-columns-repeated="2"/>
          <table:table-cell table:formula="of:=[.W18]/[.W28]" office:value-type="float" office:value="3.125" calcext:value-type="float">
            <text:p>3.125</text:p>
          </table:table-cell>
          <table:table-cell table:formula="of:=[.X18]/[.X28]" office:value-type="float" office:value="2.58333333333333" calcext:value-type="float">
            <text:p>2.5833333333</text:p>
          </table:table-cell>
          <table:table-cell table:formula="of:=[.Y18]/[.Y28]" office:value-type="float" office:value="2.125" calcext:value-type="float">
            <text:p>2.125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formula="of:=([.H5]-[.H31])*([.H5]-[.H31])" office:value-type="float" office:value="1.890625" calcext:value-type="float">
            <text:p>1.890625</text:p>
          </table:table-cell>
          <table:table-cell table:formula="of:=([.I5]-[.I31])*([.I5]-[.I31])" office:value-type="float" office:value="0.111111111111111" calcext:value-type="float">
            <text:p>0.1111111111</text:p>
          </table:table-cell>
          <table:table-cell table:formula="of:=([.J5]-[.J31])*([.J5]-[.J31])" office:value-type="float" office:value="0.390625" calcext:value-type="float">
            <text:p>0.390625</text:p>
          </table:table-cell>
          <table:table-cell table:number-columns-repeated="2"/>
          <table:table-cell table:formula="of:=([.M5]-[.M31])*([.M5]-[.M31])" office:value-type="float" office:value="0.25" calcext:value-type="float">
            <text:p>0.25</text:p>
          </table:table-cell>
          <table:table-cell table:formula="of:=([.N5]-[.N31])*([.N5]-[.N31])" office:value-type="float" office:value="0.0771604938271604" calcext:value-type="float">
            <text:p>0.0771604938</text:p>
          </table:table-cell>
          <table:table-cell table:formula="of:=([.O5]-[.O31])*([.O5]-[.O31])" office:value-type="float" office:value="4" calcext:value-type="float">
            <text:p>4</text:p>
          </table:table-cell>
          <table:table-cell table:number-columns-repeated="2"/>
          <table:table-cell table:formula="of:=([.R5]-[.R31])*([.R5]-[.R31])" office:value-type="float" office:value="1" calcext:value-type="float">
            <text:p>1</text:p>
          </table:table-cell>
          <table:table-cell table:formula="of:=([.S5]-[.S31])*([.S5]-[.S31])" office:value-type="float" office:value="0.891975308641976" calcext:value-type="float">
            <text:p>0.8919753086</text:p>
          </table:table-cell>
          <table:table-cell table:formula="of:=([.T5]-[.T31])*([.T5]-[.T31])" office:value-type="float" office:value="3.36111111111111" calcext:value-type="float">
            <text:p>3.3611111111</text:p>
          </table:table-cell>
          <table:table-cell table:number-columns-repeated="2"/>
          <table:table-cell table:formula="of:=([.W5]-[.W31])*([.W5]-[.W31])" office:value-type="float" office:value="0.015625" calcext:value-type="float">
            <text:p>0.015625</text:p>
          </table:table-cell>
          <table:table-cell table:formula="of:=([.X5]-[.X31])*([.X5]-[.X31])" office:value-type="float" office:value="0.0625" calcext:value-type="float">
            <text:p>0.0625</text:p>
          </table:table-cell>
          <table:table-cell table:formula="of:=([.Y5]-[.Y31])*([.Y5]-[.Y31])" office:value-type="float" office:value="6.890625" calcext:value-type="float">
            <text:p>6.890625</text:p>
          </table:table-cell>
          <table:table-cell/>
        </table:table-row>
        <table:table-row table:style-name="ro1">
          <table:table-cell table:number-columns-repeated="7"/>
          <table:table-cell table:formula="of:=([.H6]-[.H32])*([.H6]-[.H32])" office:value-type="float" office:value="0.173611111111111" calcext:value-type="float">
            <text:p>0.1736111111</text:p>
          </table:table-cell>
          <table:table-cell table:formula="of:=([.I6]-[.I32])*([.I6]-[.I32])" office:value-type="float" office:value="0.308641975308642" calcext:value-type="float">
            <text:p>0.3086419753</text:p>
          </table:table-cell>
          <table:table-cell table:formula="of:=([.J6]-[.J32])*([.J6]-[.J32])" office:value-type="float" office:value="0.173611111111111" calcext:value-type="float">
            <text:p>0.1736111111</text:p>
          </table:table-cell>
          <table:table-cell table:number-columns-repeated="2"/>
          <table:table-cell table:formula="of:=([.M6]-[.M32])*([.M6]-[.M32])" office:value-type="float" office:value="0.0771604938271604" calcext:value-type="float">
            <text:p>0.0771604938</text:p>
          </table:table-cell>
          <table:table-cell table:formula="of:=([.N6]-[.N32])*([.N6]-[.N32])" office:value-type="float" office:value="0.0342935528120713" calcext:value-type="float">
            <text:p>0.0342935528</text:p>
          </table:table-cell>
          <table:table-cell table:formula="of:=([.O6]-[.O32])*([.O6]-[.O32])" office:value-type="float" office:value="1.1141975308642" calcext:value-type="float">
            <text:p>1.1141975309</text:p>
          </table:table-cell>
          <table:table-cell table:number-columns-repeated="2"/>
          <table:table-cell table:formula="of:=([.R6]-[.R32])*([.R6]-[.R32])" office:value-type="float" office:value="1.63271604938272" calcext:value-type="float">
            <text:p>1.6327160494</text:p>
          </table:table-cell>
          <table:table-cell table:formula="of:=([.S6]-[.S32])*([.S6]-[.S32])" office:value-type="float" office:value="3.5679012345679" calcext:value-type="float">
            <text:p>3.5679012346</text:p>
          </table:table-cell>
          <table:table-cell table:formula="of:=([.T6]-[.T32])*([.T6]-[.T32])" office:value-type="float" office:value="2.96604938271605" calcext:value-type="float">
            <text:p>2.9660493827</text:p>
          </table:table-cell>
          <table:table-cell table:number-columns-repeated="2"/>
          <table:table-cell table:formula="of:=([.W6]-[.W32])*([.W6]-[.W32])" office:value-type="float" office:value="0.340277777777778" calcext:value-type="float">
            <text:p>0.3402777778</text:p>
          </table:table-cell>
          <table:table-cell table:formula="of:=([.X6]-[.X32])*([.X6]-[.X32])" office:value-type="float" office:value="2.25" calcext:value-type="float">
            <text:p>2.25</text:p>
          </table:table-cell>
          <table:table-cell table:formula="of:=([.Y6]-[.Y32])*([.Y6]-[.Y32])" office:value-type="float" office:value="0.5625" calcext:value-type="float">
            <text:p>0.5625</text:p>
          </table:table-cell>
          <table:table-cell/>
        </table:table-row>
        <table:table-row table:style-name="ro1">
          <table:table-cell table:number-columns-repeated="7"/>
          <table:table-cell table:formula="of:=([.H7]-[.H33])*([.H7]-[.H33])" office:value-type="float" office:value="0.840277777777777" calcext:value-type="float">
            <text:p>0.8402777778</text:p>
          </table:table-cell>
          <table:table-cell table:formula="of:=([.I7]-[.I33])*([.I7]-[.I33])" office:value-type="float" office:value="0.0123456790123457" calcext:value-type="float">
            <text:p>0.012345679</text:p>
          </table:table-cell>
          <table:table-cell table:formula="of:=([.J7]-[.J33])*([.J7]-[.J33])" office:value-type="float" office:value="1.5625" calcext:value-type="float">
            <text:p>1.5625</text:p>
          </table:table-cell>
          <table:table-cell table:number-columns-repeated="2"/>
          <table:table-cell table:formula="of:=([.M7]-[.M33])*([.M7]-[.M33])" office:value-type="float" office:value="1.1141975308642" calcext:value-type="float">
            <text:p>1.1141975309</text:p>
          </table:table-cell>
          <table:table-cell table:formula="of:=([.N7]-[.N33])*([.N7]-[.N33])" office:value-type="float" office:value="0.00137174211248287" calcext:value-type="float">
            <text:p>0.0013717421</text:p>
          </table:table-cell>
          <table:table-cell table:formula="of:=([.O7]-[.O33])*([.O7]-[.O33])" office:value-type="float" office:value="1.36111111111111" calcext:value-type="float">
            <text:p>1.3611111111</text:p>
          </table:table-cell>
          <table:table-cell table:number-columns-repeated="2"/>
          <table:table-cell table:formula="of:=([.R7]-[.R33])*([.R7]-[.R33])" office:value-type="float" office:value="2.41975308641975" calcext:value-type="float">
            <text:p>2.4197530864</text:p>
          </table:table-cell>
          <table:table-cell table:formula="of:=([.S7]-[.S33])*([.S7]-[.S33])" office:value-type="float" office:value="2.77777777777778" calcext:value-type="float">
            <text:p>2.7777777778</text:p>
          </table:table-cell>
          <table:table-cell table:formula="of:=([.T7]-[.T33])*([.T7]-[.T33])" office:value-type="float" office:value="2.25" calcext:value-type="float">
            <text:p>2.25</text:p>
          </table:table-cell>
          <table:table-cell table:number-columns-repeated="2"/>
          <table:table-cell table:formula="of:=([.W7]-[.W33])*([.W7]-[.W33])" office:value-type="float" office:value="4" calcext:value-type="float">
            <text:p>4</text:p>
          </table:table-cell>
          <table:table-cell table:formula="of:=([.X7]-[.X33])*([.X7]-[.X33])" office:value-type="float" office:value="1.36111111111111" calcext:value-type="float">
            <text:p>1.3611111111</text:p>
          </table:table-cell>
          <table:table-cell table:formula="of:=([.Y7]-[.Y33])*([.Y7]-[.Y33])" office:value-type="float" office:value="0.0069444444444444" calcext:value-type="float">
            <text:p>0.0069444444</text:p>
          </table:table-cell>
          <table:table-cell/>
        </table:table-row>
        <table:table-row table:style-name="ro1">
          <table:table-cell table:number-columns-repeated="7"/>
          <table:table-cell table:formula="of:=([.H8]-[.H34])*([.H8]-[.H34])" office:value-type="float" office:value="3.36111111111111" calcext:value-type="float">
            <text:p>3.3611111111</text:p>
          </table:table-cell>
          <table:table-cell table:formula="of:=([.I8]-[.I34])*([.I8]-[.I34])" office:value-type="float" office:value="1.1141975308642" calcext:value-type="float">
            <text:p>1.1141975309</text:p>
          </table:table-cell>
          <table:table-cell table:formula="of:=([.J8]-[.J34])*([.J8]-[.J34])" office:value-type="float" office:value="0.0277777777777777" calcext:value-type="float">
            <text:p>0.0277777778</text:p>
          </table:table-cell>
          <table:table-cell table:number-columns-repeated="2"/>
          <table:table-cell table:formula="of:=([.M8]-[.M34])*([.M8]-[.M34])" office:value-type="float" office:value="1.23456790123457" calcext:value-type="float">
            <text:p>1.2345679012</text:p>
          </table:table-cell>
          <table:table-cell table:formula="of:=([.N8]-[.N34])*([.N8]-[.N34])" office:value-type="float" office:value="0.00137174211248287" calcext:value-type="float">
            <text:p>0.0013717421</text:p>
          </table:table-cell>
          <table:table-cell table:formula="of:=([.O8]-[.O34])*([.O8]-[.O34])" office:value-type="float" office:value="3.5679012345679" calcext:value-type="float">
            <text:p>3.5679012346</text:p>
          </table:table-cell>
          <table:table-cell table:number-columns-repeated="2"/>
          <table:table-cell table:formula="of:=([.R8]-[.R34])*([.R8]-[.R34])" office:value-type="float" office:value="2.08641975308642" calcext:value-type="float">
            <text:p>2.0864197531</text:p>
          </table:table-cell>
          <table:table-cell table:formula="of:=([.S8]-[.S34])*([.S8]-[.S34])" office:value-type="float" office:value="1.07544581618656" calcext:value-type="float">
            <text:p>1.0754458162</text:p>
          </table:table-cell>
          <table:table-cell table:formula="of:=([.T8]-[.T34])*([.T8]-[.T34])" office:value-type="float" office:value="4.22530864197531" calcext:value-type="float">
            <text:p>4.225308642</text:p>
          </table:table-cell>
          <table:table-cell table:number-columns-repeated="2"/>
          <table:table-cell table:formula="of:=([.W8]-[.W34])*([.W8]-[.W34])" office:value-type="float" office:value="1.36111111111111" calcext:value-type="float">
            <text:p>1.3611111111</text:p>
          </table:table-cell>
          <table:table-cell table:formula="of:=([.X8]-[.X34])*([.X8]-[.X34])" office:value-type="float" office:value="6.53086419753086" calcext:value-type="float">
            <text:p>6.5308641975</text:p>
          </table:table-cell>
          <table:table-cell table:formula="of:=([.Y8]-[.Y34])*([.Y8]-[.Y3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table:number-columns-repeated="7"/>
          <table:table-cell table:formula="of:=([.H9]-[.H35])*([.H9]-[.H35])" office:value-type="float" office:value="1.36111111111111" calcext:value-type="float">
            <text:p>1.3611111111</text:p>
          </table:table-cell>
          <table:table-cell table:formula="of:=([.I9]-[.I35])*([.I9]-[.I35])" office:value-type="float" office:value="0.373456790123457" calcext:value-type="float">
            <text:p>0.3734567901</text:p>
          </table:table-cell>
          <table:table-cell table:formula="of:=([.J9]-[.J35])*([.J9]-[.J35])" office:value-type="float" office:value="2.00694444444444" calcext:value-type="float">
            <text:p>2.0069444444</text:p>
          </table:table-cell>
          <table:table-cell table:number-columns-repeated="2"/>
          <table:table-cell table:formula="of:=([.M9]-[.M35])*([.M9]-[.M35])" office:value-type="float" office:value="0.604938271604938" calcext:value-type="float">
            <text:p>0.6049382716</text:p>
          </table:table-cell>
          <table:table-cell table:formula="of:=([.N9]-[.N35])*([.N9]-[.N35])" office:value-type="float" office:value="1.77777777777778" calcext:value-type="float">
            <text:p>1.7777777778</text:p>
          </table:table-cell>
          <table:table-cell table:formula="of:=([.O9]-[.O35])*([.O9]-[.O35])" office:value-type="float" office:value="2.59567901234568" calcext:value-type="float">
            <text:p>2.5956790123</text:p>
          </table:table-cell>
          <table:table-cell table:number-columns-repeated="2"/>
          <table:table-cell table:formula="of:=([.R9]-[.R35])*([.R9]-[.R35])" office:value-type="float" office:value="3.5679012345679" calcext:value-type="float">
            <text:p>3.5679012346</text:p>
          </table:table-cell>
          <table:table-cell table:formula="of:=([.S9]-[.S35])*([.S9]-[.S35])" office:value-type="float" office:value="0.444444444444444" calcext:value-type="float">
            <text:p>0.4444444444</text:p>
          </table:table-cell>
          <table:table-cell table:formula="of:=([.T9]-[.T35])*([.T9]-[.T35])" office:value-type="float" office:value="0.25" calcext:value-type="float">
            <text:p>0.25</text:p>
          </table:table-cell>
          <table:table-cell table:number-columns-repeated="2"/>
          <table:table-cell table:formula="of:=([.W9]-[.W35])*([.W9]-[.W35])" office:value-type="float" office:value="0.111111111111111" calcext:value-type="float">
            <text:p>0.1111111111</text:p>
          </table:table-cell>
          <table:table-cell table:formula="of:=([.X9]-[.X35])*([.X9]-[.X35])" office:value-type="float" office:value="0.0030864197530864" calcext:value-type="float">
            <text:p>0.0030864198</text:p>
          </table:table-cell>
          <table:table-cell table:formula="of:=([.Y9]-[.Y35])*([.Y9]-[.Y35])" office:value-type="float" office:value="2.77777777777778" calcext:value-type="float">
            <text:p>2.7777777778</text:p>
          </table:table-cell>
          <table:table-cell/>
        </table:table-row>
        <table:table-row table:style-name="ro1">
          <table:table-cell table:number-columns-repeated="7"/>
          <table:table-cell table:formula="of:=([.H10]-[.H36])*([.H10]-[.H36])" office:value-type="float" office:value="2.25" calcext:value-type="float">
            <text:p>2.25</text:p>
          </table:table-cell>
          <table:table-cell table:formula="of:=([.I10]-[.I36])*([.I10]-[.I36])" office:value-type="float" office:value="0.173611111111111" calcext:value-type="float">
            <text:p>0.1736111111</text:p>
          </table:table-cell>
          <table:table-cell table:formula="of:=([.J10]-[.J36])*([.J10]-[.J36])" office:value-type="float" office:value="0.25" calcext:value-type="float">
            <text:p>0.25</text:p>
          </table:table-cell>
          <table:table-cell table:number-columns-repeated="2"/>
          <table:table-cell table:formula="of:=([.M10]-[.M36])*([.M10]-[.M36])" office:value-type="float" office:value="0.444444444444444" calcext:value-type="float">
            <text:p>0.4444444444</text:p>
          </table:table-cell>
          <table:table-cell table:formula="of:=([.N10]-[.N36])*([.N10]-[.N36])" office:value-type="float" office:value="0.25" calcext:value-type="float">
            <text:p>0.25</text:p>
          </table:table-cell>
          <table:table-cell table:formula="of:=([.O10]-[.O36])*([.O10]-[.O36])" office:value-type="float" office:value="2.00694444444444" calcext:value-type="float">
            <text:p>2.0069444444</text:p>
          </table:table-cell>
          <table:table-cell table:number-columns-repeated="2"/>
          <table:table-cell table:formula="of:=([.R10]-[.R36])*([.R10]-[.R36])" office:value-type="float" office:value="1" calcext:value-type="float">
            <text:p>1</text:p>
          </table:table-cell>
          <table:table-cell table:formula="of:=([.S10]-[.S36])*([.S10]-[.S36])" office:value-type="float" office:value="0.308641975308642" calcext:value-type="float">
            <text:p>0.3086419753</text:p>
          </table:table-cell>
          <table:table-cell table:formula="of:=([.T10]-[.T36])*([.T10]-[.T36])" office:value-type="float" office:value="0.0277777777777777" calcext:value-type="float">
            <text:p>0.0277777778</text:p>
          </table:table-cell>
          <table:table-cell table:number-columns-repeated="2"/>
          <table:table-cell table:formula="of:=([.W10]-[.W36])*([.W10]-[.W36])" office:value-type="float" office:value="0.765625" calcext:value-type="float">
            <text:p>0.765625</text:p>
          </table:table-cell>
          <table:table-cell table:formula="of:=([.X10]-[.X36])*([.X10]-[.X36])" office:value-type="float" office:value="0.173611111111111" calcext:value-type="float">
            <text:p>0.1736111111</text:p>
          </table:table-cell>
          <table:table-cell table:formula="of:=([.Y10]-[.Y36])*([.Y10]-[.Y36])" office:value-type="float" office:value="1.265625" calcext:value-type="float">
            <text:p>1.2656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formula="of:=SUM([.C37:.E39])+SUM([.G37:.I39])+SUM([.L37:.N39])" office:value-type="float" office:value="2.92260373799726" calcext:value-type="float">
            <text:p>2.922603738</text:p>
          </table:table-cell>
          <table:table-cell table:formula="of:=SUM([.D37:.F39])+SUM([.H37:.J39])+SUM([.M37:.O39])" office:value-type="float" office:value="8.60103737997256" calcext:value-type="float">
            <text:p>8.60103738</text:p>
          </table:table-cell>
          <table:table-cell table:formula="of:=SUM([.E37:.G39])+SUM([.I37:.K39])+SUM([.N37:.P39])" office:value-type="float" office:value="6.20964077503429" calcext:value-type="float">
            <text:p>6.209640775</text:p>
          </table:table-cell>
          <table:table-cell table:number-columns-repeated="2"/>
          <table:table-cell table:formula="of:=SUM([.G37:.I39])+SUM([.L37:.N39])+SUM([.Q37:.S39])" office:value-type="float" office:value="10.0151963305898" calcext:value-type="float">
            <text:p>10.0151963306</text:p>
          </table:table-cell>
          <table:table-cell table:formula="of:=SUM([.H37:.J39])+SUM([.M37:.O39])+SUM([.R37:.T39])" office:value-type="float" office:value="22.0207904663923" calcext:value-type="float">
            <text:p>22.0207904664</text:p>
          </table:table-cell>
          <table:table-cell table:formula="of:=SUM([.I37:.K39])+SUM([.N37:.P39])+SUM([.S37:.U39])" office:value-type="float" office:value="16.9966778120713" calcext:value-type="float">
            <text:p>16.9966778121</text:p>
          </table:table-cell>
          <table:table-cell table:number-columns-repeated="2"/>
          <table:table-cell table:formula="of:=SUM([.L37:.N39])+SUM([.Q37:.S39])+SUM([.V37:.X39])" office:value-type="float" office:value="10.1996099108368" calcext:value-type="float">
            <text:p>10.1996099108</text:p>
          </table:table-cell>
          <table:table-cell table:formula="of:=SUM([.M37:.O39])+SUM([.R37:.T39])+SUM([.W37:.Y39])" office:value-type="float" office:value="29.0940929355281" calcext:value-type="float">
            <text:p>29.0940929355</text:p>
          </table:table-cell>
          <table:table-cell table:formula="of:=SUM([.N37:.P39])+SUM([.S37:.U39])+SUM([.X37:.Z39])" office:value-type="float" office:value="25.7783136145405" calcext:value-type="float">
            <text:p>25.7783136145</text:p>
          </table:table-cell>
          <table:table-cell table:number-columns-repeated="2"/>
          <table:table-cell table:formula="of:=SUM([.Q37:.S39])+SUM([.V37:.X39])+SUM([.AA37:.AC39])" office:value-type="float" office:value="9.76099537037037" calcext:value-type="float">
            <text:p>9.7609953704</text:p>
          </table:table-cell>
          <table:table-cell table:formula="of:=SUM([.R37:.T39])+SUM([.W37:.Y39])+SUM([.AB37:.AD39])" office:value-type="float" office:value="23.5412808641975" calcext:value-type="float">
            <text:p>23.5412808642</text:p>
          </table:table-cell>
          <table:table-cell table:formula="of:=SUM([.S37:.U39])+SUM([.X37:.Z39])+SUM([.AC37:.AE39])" office:value-type="float" office:value="20.552662037037" calcext:value-type="float">
            <text:p>20.552662037</text:p>
          </table:table-cell>
          <table:table-cell/>
        </table:table-row>
        <table:table-row table:style-name="ro1">
          <table:table-cell table:number-columns-repeated="7"/>
          <table:table-cell table:formula="of:=SUM([.C38:.E40])+SUM([.G38:.I40])+SUM([.L38:.N40])" office:value-type="float" office:value="4.89079646776406" calcext:value-type="float">
            <text:p>4.8907964678</text:p>
          </table:table-cell>
          <table:table-cell table:formula="of:=SUM([.D38:.F40])+SUM([.H38:.J40])+SUM([.M38:.O40])" office:value-type="float" office:value="13.4928412208505" calcext:value-type="float">
            <text:p>13.4928412209</text:p>
          </table:table-cell>
          <table:table-cell table:formula="of:=SUM([.E38:.G40])+SUM([.I38:.K40])+SUM([.N38:.P40])" office:value-type="float" office:value="9.14696930727023" calcext:value-type="float">
            <text:p>9.1469693073</text:p>
          </table:table-cell>
          <table:table-cell table:number-columns-repeated="2"/>
          <table:table-cell table:formula="of:=SUM([.G38:.I40])+SUM([.L38:.N40])+SUM([.Q38:.S40])" office:value-type="float" office:value="17.1809199245542" calcext:value-type="float">
            <text:p>17.1809199246</text:p>
          </table:table-cell>
          <table:table-cell table:formula="of:=SUM([.H38:.J40])+SUM([.M38:.O40])+SUM([.R38:.T40])" office:value-type="float" office:value="34.3601251714678" calcext:value-type="float">
            <text:p>34.3601251715</text:p>
          </table:table-cell>
          <table:table-cell table:formula="of:=SUM([.I38:.K40])+SUM([.N38:.P40])+SUM([.S38:.U40])" office:value-type="float" office:value="24.9617841220851" calcext:value-type="float">
            <text:p>24.9617841221</text:p>
          </table:table-cell>
          <table:table-cell table:number-columns-repeated="2"/>
          <table:table-cell table:formula="of:=SUM([.L38:.N40])+SUM([.Q38:.S40])+SUM([.V38:.X40])" office:value-type="float" office:value="21.8738211591221" calcext:value-type="float">
            <text:p>21.8738211591</text:p>
          </table:table-cell>
          <table:table-cell table:formula="of:=SUM([.M38:.O40])+SUM([.R38:.T40])+SUM([.W38:.Y40])" office:value-type="float" office:value="44.386359739369" calcext:value-type="float">
            <text:p>44.3863597394</text:p>
          </table:table-cell>
          <table:table-cell table:formula="of:=SUM([.N38:.P40])+SUM([.S38:.U40])+SUM([.X38:.Z40])" office:value-type="float" office:value="33.5366298010974" calcext:value-type="float">
            <text:p>33.5366298011</text:p>
          </table:table-cell>
          <table:table-cell table:number-columns-repeated="2"/>
          <table:table-cell table:formula="of:=SUM([.Q38:.S40])+SUM([.V38:.X40])+SUM([.AA38:.AC40])" office:value-type="float" office:value="20.319637345679" calcext:value-type="float">
            <text:p>20.3196373457</text:p>
          </table:table-cell>
          <table:table-cell table:formula="of:=SUM([.R38:.T40])+SUM([.W38:.Y40])+SUM([.AB38:.AD40])" office:value-type="float" office:value="36.3568672839506" calcext:value-type="float">
            <text:p>36.356867284</text:p>
          </table:table-cell>
          <table:table-cell table:formula="of:=SUM([.S38:.U40])+SUM([.X38:.Z40])+SUM([.AC38:.AE40])" office:value-type="float" office:value="26.9484953703704" calcext:value-type="float">
            <text:p>26.9484953704</text:p>
          </table:table-cell>
          <table:table-cell/>
        </table:table-row>
        <table:table-row table:style-name="ro1">
          <table:table-cell table:number-columns-repeated="7"/>
          <table:table-cell table:formula="of:=SUM([.C39:.E41])+SUM([.G39:.I41])+SUM([.L39:.N41])" office:value-type="float" office:value="8.27314814814815" calcext:value-type="float">
            <text:p>8.2731481481</text:p>
          </table:table-cell>
          <table:table-cell table:formula="of:=SUM([.D39:.F41])+SUM([.H39:.J41])+SUM([.M39:.O41])" office:value-type="float" office:value="16.0802469135802" calcext:value-type="float">
            <text:p>16.0802469136</text:p>
          </table:table-cell>
          <table:table-cell table:formula="of:=SUM([.E39:.G41])+SUM([.I39:.K41])+SUM([.N39:.P41])" office:value-type="float" office:value="9.27932098765432" calcext:value-type="float">
            <text:p>9.2793209877</text:p>
          </table:table-cell>
          <table:table-cell table:number-columns-repeated="2"/>
          <table:table-cell table:formula="of:=SUM([.G39:.I41])+SUM([.L39:.N41])+SUM([.Q39:.S41])" office:value-type="float" office:value="21.8331618655693" calcext:value-type="float">
            <text:p>21.8331618656</text:p>
          </table:table-cell>
          <table:table-cell table:formula="of:=SUM([.H39:.J41])+SUM([.M39:.O41])+SUM([.R39:.T41])" office:value-type="float" office:value="39.0816186556927" calcext:value-type="float">
            <text:p>39.0816186557</text:p>
          </table:table-cell>
          <table:table-cell table:formula="of:=SUM([.I39:.K41])+SUM([.N39:.P41])+SUM([.S39:.U41])" office:value-type="float" office:value="26.1418038408779" calcext:value-type="float">
            <text:p>26.1418038409</text:p>
          </table:table-cell>
          <table:table-cell table:number-columns-repeated="2"/>
          <table:table-cell table:formula="of:=SUM([.L39:.N41])+SUM([.Q39:.S41])+SUM([.V39:.X41])" office:value-type="float" office:value="31.8663408779149" calcext:value-type="float">
            <text:p>31.8663408779</text:p>
          </table:table-cell>
          <table:table-cell table:formula="of:=SUM([.M39:.O41])+SUM([.R39:.T41])+SUM([.W39:.Y41])" office:value-type="float" office:value="49.482853223594" calcext:value-type="float">
            <text:p>49.4828532236</text:p>
          </table:table-cell>
          <table:table-cell table:formula="of:=SUM([.N39:.P41])+SUM([.S39:.U41])+SUM([.X39:.Z41])" office:value-type="float" office:value="35.2166495198903" calcext:value-type="float">
            <text:p>35.2166495199</text:p>
          </table:table-cell>
          <table:table-cell table:number-columns-repeated="2"/>
          <table:table-cell table:formula="of:=SUM([.Q39:.S41])+SUM([.V39:.X41])+SUM([.AA39:.AC41])" office:value-type="float" office:value="29.403377914952" calcext:value-type="float">
            <text:p>29.403377915</text:p>
          </table:table-cell>
          <table:table-cell table:formula="of:=SUM([.R39:.T41])+SUM([.W39:.Y41])+SUM([.AB39:.AD41])" office:value-type="float" office:value="40.9766803840878" calcext:value-type="float">
            <text:p>40.9766803841</text:p>
          </table:table-cell>
          <table:table-cell table:formula="of:=SUM([.S39:.U41])+SUM([.X39:.Z41])+SUM([.AC39:.AE41])" office:value-type="float" office:value="29.13640260631" calcext:value-type="float">
            <text:p>29.1364026063</text:p>
          </table:table-cell>
          <table:table-cell/>
        </table:table-row>
        <table:table-row table:style-name="ro1">
          <table:table-cell table:number-columns-repeated="7"/>
          <table:table-cell table:formula="of:=SUM([.C40:.E42])+SUM([.G40:.I42])+SUM([.L40:.N42])" office:value-type="float" office:value="11.7967249657064" calcext:value-type="float">
            <text:p>11.7967249657</text:p>
          </table:table-cell>
          <table:table-cell table:formula="of:=SUM([.D40:.F42])+SUM([.H40:.J42])+SUM([.M40:.O42])" office:value-type="float" office:value="22.9186385459534" calcext:value-type="float">
            <text:p>22.918638546</text:p>
          </table:table-cell>
          <table:table-cell table:formula="of:=SUM([.E40:.G42])+SUM([.I40:.K42])+SUM([.N40:.P42])" office:value-type="float" office:value="14.4024348422497" calcext:value-type="float">
            <text:p>14.4024348422</text:p>
          </table:table-cell>
          <table:table-cell table:number-columns-repeated="2"/>
          <table:table-cell table:formula="of:=SUM([.G40:.I42])+SUM([.L40:.N42])+SUM([.Q40:.S42])" office:value-type="float" office:value="24.1684670781893" calcext:value-type="float">
            <text:p>24.1684670782</text:p>
          </table:table-cell>
          <table:table-cell table:formula="of:=SUM([.H40:.J42])+SUM([.M40:.O42])+SUM([.R40:.T42])" office:value-type="float" office:value="42.0156893004115" calcext:value-type="float">
            <text:p>42.0156893004</text:p>
          </table:table-cell>
          <table:table-cell table:formula="of:=SUM([.I40:.K42])+SUM([.N40:.P42])+SUM([.S40:.U42])" office:value-type="float" office:value="25.4254115226337" calcext:value-type="float">
            <text:p>25.4254115226</text:p>
          </table:table-cell>
          <table:table-cell table:number-columns-repeated="2"/>
          <table:table-cell table:formula="of:=SUM([.L40:.N42])+SUM([.Q40:.S42])+SUM([.V40:.X42])" office:value-type="float" office:value="30.4732510288066" calcext:value-type="float">
            <text:p>30.4732510288</text:p>
          </table:table-cell>
          <table:table-cell table:formula="of:=SUM([.M40:.O42])+SUM([.R40:.T42])+SUM([.W40:.Y42])" office:value-type="float" office:value="49.0704732510288" calcext:value-type="float">
            <text:p>49.070473251</text:p>
          </table:table-cell>
          <table:table-cell table:formula="of:=SUM([.N40:.P42])+SUM([.S40:.U42])+SUM([.X40:.Z42])" office:value-type="float" office:value="32.5704732510288" calcext:value-type="float">
            <text:p>32.570473251</text:p>
          </table:table-cell>
          <table:table-cell table:number-columns-repeated="2"/>
          <table:table-cell table:formula="of:=SUM([.Q40:.S42])+SUM([.V40:.X42])+SUM([.AA40:.AC42])" office:value-type="float" office:value="25.7390260631001" calcext:value-type="float">
            <text:p>25.7390260631</text:p>
          </table:table-cell>
          <table:table-cell table:formula="of:=SUM([.R40:.T42])+SUM([.W40:.Y42])+SUM([.AB40:.AD42])" office:value-type="float" office:value="36.8115569272977" calcext:value-type="float">
            <text:p>36.8115569273</text:p>
          </table:table-cell>
          <table:table-cell table:formula="of:=SUM([.S40:.U42])+SUM([.X40:.Z42])+SUM([.AC40:.AE42])" office:value-type="float" office:value="23.2652606310014" calcext:value-type="float">
            <text:p>23.265260631</text:p>
          </table:table-cell>
          <table:table-cell/>
        </table:table-row>
        <table:table-row table:style-name="ro1">
          <table:table-cell table:number-columns-repeated="7"/>
          <table:table-cell table:formula="of:=SUM([.C41:.E43])+SUM([.G41:.I43])+SUM([.L41:.N43])" office:value-type="float" office:value="12.9465877914952" calcext:value-type="float">
            <text:p>12.9465877915</text:p>
          </table:table-cell>
          <table:table-cell table:formula="of:=SUM([.D41:.F43])+SUM([.H41:.J43])+SUM([.M41:.O43])" office:value-type="float" office:value="23.4018347050754" calcext:value-type="float">
            <text:p>23.4018347051</text:p>
          </table:table-cell>
          <table:table-cell table:formula="of:=SUM([.E41:.G43])+SUM([.I41:.K43])+SUM([.N41:.P43])" office:value-type="float" office:value="14.1456618655693" calcext:value-type="float">
            <text:p>14.1456618656</text:p>
          </table:table-cell>
          <table:table-cell table:number-columns-repeated="2"/>
          <table:table-cell table:formula="of:=SUM([.G41:.I43])+SUM([.L41:.N43])+SUM([.Q41:.S43])" office:value-type="float" office:value="21.4294410150892" calcext:value-type="float">
            <text:p>21.4294410151</text:p>
          </table:table-cell>
          <table:table-cell table:formula="of:=SUM([.H41:.J43])+SUM([.M41:.O43])+SUM([.R41:.T43])" office:value-type="float" office:value="36.3877743484225" calcext:value-type="float">
            <text:p>36.3877743484</text:p>
          </table:table-cell>
          <table:table-cell table:formula="of:=SUM([.I41:.K43])+SUM([.N41:.P43])+SUM([.S41:.U43])" office:value-type="float" office:value="20.477280521262" calcext:value-type="float">
            <text:p>20.4772805213</text:p>
          </table:table-cell>
          <table:table-cell table:number-columns-repeated="2"/>
          <table:table-cell table:formula="of:=SUM([.L41:.N43])+SUM([.Q41:.S43])+SUM([.V41:.X43])" office:value-type="float" office:value="21.7413623113855" calcext:value-type="float">
            <text:p>21.7413623114</text:p>
          </table:table-cell>
          <table:table-cell table:formula="of:=SUM([.M41:.O43])+SUM([.R41:.T43])+SUM([.W41:.Y43])" office:value-type="float" office:value="40.0208762002743" calcext:value-type="float">
            <text:p>40.0208762003</text:p>
          </table:table-cell>
          <table:table-cell table:formula="of:=SUM([.N41:.P43])+SUM([.S41:.U43])+SUM([.X41:.Z43])" office:value-type="float" office:value="28.8447573731139" calcext:value-type="float">
            <text:p>28.8447573731</text:p>
          </table:table-cell>
          <table:table-cell table:number-columns-repeated="2"/>
          <table:table-cell table:formula="of:=SUM([.Q41:.S43])+SUM([.V41:.X43])+SUM([.AA41:.AC43])" office:value-type="float" office:value="17.4282621742112" calcext:value-type="float">
            <text:p>17.4282621742</text:p>
          </table:table-cell>
          <table:table-cell table:formula="of:=SUM([.R41:.T43])+SUM([.W41:.Y43])+SUM([.AB41:.AD43])" office:value-type="float" office:value="27.5372513717421" calcext:value-type="float">
            <text:p>27.5372513717</text:p>
          </table:table-cell>
          <table:table-cell table:formula="of:=SUM([.S41:.U43])+SUM([.X41:.Z43])+SUM([.AC41:.AE43])" office:value-type="float" office:value="18.6450831618656" calcext:value-type="float">
            <text:p>18.6450831619</text:p>
          </table:table-cell>
          <table:table-cell/>
        </table:table-row>
        <table:table-row table:style-name="ro1">
          <table:table-cell table:number-columns-repeated="7"/>
          <table:table-cell table:formula="of:=SUM([.C42:.E44])+SUM([.G42:.I44])+SUM([.L42:.N44])" office:value-type="float" office:value="7.23533950617284" calcext:value-type="float">
            <text:p>7.2353395062</text:p>
          </table:table-cell>
          <table:table-cell table:formula="of:=SUM([.D42:.F44])+SUM([.H42:.J44])+SUM([.M42:.O44])" office:value-type="float" office:value="14.0949074074074" calcext:value-type="float">
            <text:p>14.0949074074</text:p>
          </table:table-cell>
          <table:table-cell table:formula="of:=SUM([.E42:.G44])+SUM([.I42:.K44])+SUM([.N42:.P44])" office:value-type="float" office:value="9.43441358024692" calcext:value-type="float">
            <text:p>9.4344135802</text:p>
          </table:table-cell>
          <table:table-cell table:number-columns-repeated="2"/>
          <table:table-cell table:formula="of:=SUM([.G42:.I44])+SUM([.L42:.N44])+SUM([.Q42:.S44])" office:value-type="float" office:value="12.5563271604938" calcext:value-type="float">
            <text:p>12.5563271605</text:p>
          </table:table-cell>
          <table:table-cell table:formula="of:=SUM([.H42:.J44])+SUM([.M42:.O44])+SUM([.R42:.T44])" office:value-type="float" office:value="19.6936728395062" calcext:value-type="float">
            <text:p>19.6936728395</text:p>
          </table:table-cell>
          <table:table-cell table:formula="of:=SUM([.I42:.K44])+SUM([.N42:.P44])+SUM([.S42:.U44])" office:value-type="float" office:value="10.4652777777778" calcext:value-type="float">
            <text:p>10.4652777778</text:p>
          </table:table-cell>
          <table:table-cell table:number-columns-repeated="2"/>
          <table:table-cell table:formula="of:=SUM([.L42:.N44])+SUM([.Q42:.S44])+SUM([.V42:.X44])" office:value-type="float" office:value="9.45158179012346" calcext:value-type="float">
            <text:p>9.4515817901</text:p>
          </table:table-cell>
          <table:table-cell table:formula="of:=SUM([.M42:.O44])+SUM([.R42:.T44])+SUM([.W42:.Y44])" office:value-type="float" office:value="18.3753858024691" calcext:value-type="float">
            <text:p>18.3753858025</text:p>
          </table:table-cell>
          <table:table-cell table:formula="of:=SUM([.N42:.P44])+SUM([.S42:.U44])+SUM([.X42:.Z44])" office:value-type="float" office:value="11.8813657407407" calcext:value-type="float">
            <text:p>11.8813657407</text:p>
          </table:table-cell>
          <table:table-cell table:number-columns-repeated="2"/>
          <table:table-cell table:formula="of:=SUM([.Q42:.S44])+SUM([.V42:.X44])+SUM([.AA42:.AC44])" office:value-type="float" office:value="6.3744212962963" calcext:value-type="float">
            <text:p>6.3744212963</text:p>
          </table:table-cell>
          <table:table-cell table:formula="of:=SUM([.R42:.T44])+SUM([.W42:.Y44])+SUM([.AB42:.AD44])" office:value-type="float" office:value="10.6956018518519" calcext:value-type="float">
            <text:p>10.6956018519</text:p>
          </table:table-cell>
          <table:table-cell table:formula="of:=SUM([.S42:.U44])+SUM([.X42:.Z44])+SUM([.AC42:.AE44])" office:value-type="float" office:value="5.25096450617284" calcext:value-type="float">
            <text:p>5.2509645062</text:p>
          </table:table-cell>
          <table:table-cell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7"/>
          <table:table-cell table:formula="of:=[.H23]-1" office:value-type="float" office:value="7" calcext:value-type="float">
            <text:p>7</text:p>
          </table:table-cell>
          <table:table-cell table:formula="of:=[.I23]-1" office:value-type="float" office:value="11" calcext:value-type="float">
            <text:p>11</text:p>
          </table:table-cell>
          <table:table-cell table:formula="of:=[.J23]-1" office:value-type="float" office:value="7" calcext:value-type="float">
            <text:p>7</text:p>
          </table:table-cell>
          <table:table-cell table:number-columns-repeated="2"/>
          <table:table-cell table:formula="of:=[.M23]-1" office:value-type="float" office:value="11" calcext:value-type="float">
            <text:p>11</text:p>
          </table:table-cell>
          <table:table-cell table:formula="of:=[.N23]-1" office:value-type="float" office:value="17" calcext:value-type="float">
            <text:p>17</text:p>
          </table:table-cell>
          <table:table-cell table:formula="of:=[.O23]-1" office:value-type="float" office:value="11" calcext:value-type="float">
            <text:p>11</text:p>
          </table:table-cell>
          <table:table-cell table:number-columns-repeated="2"/>
          <table:table-cell table:formula="of:=[.R23]-1" office:value-type="float" office:value="11" calcext:value-type="float">
            <text:p>11</text:p>
          </table:table-cell>
          <table:table-cell table:formula="of:=[.S23]-1" office:value-type="float" office:value="17" calcext:value-type="float">
            <text:p>17</text:p>
          </table:table-cell>
          <table:table-cell table:formula="of:=[.T23]-1" office:value-type="float" office:value="11" calcext:value-type="float">
            <text:p>11</text:p>
          </table:table-cell>
          <table:table-cell table:number-columns-repeated="2"/>
          <table:table-cell table:formula="of:=[.W23]-1" office:value-type="float" office:value="7" calcext:value-type="float">
            <text:p>7</text:p>
          </table:table-cell>
          <table:table-cell table:formula="of:=[.X23]-1" office:value-type="float" office:value="11" calcext:value-type="float">
            <text:p>11</text:p>
          </table:table-cell>
          <table:table-cell table:formula="of:=[.Y23]-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7"/>
          <table:table-cell table:formula="of:=[.H24]-1" office:value-type="float" office:value="11" calcext:value-type="float">
            <text:p>11</text:p>
          </table:table-cell>
          <table:table-cell table:formula="of:=[.I24]-1" office:value-type="float" office:value="17" calcext:value-type="float">
            <text:p>17</text:p>
          </table:table-cell>
          <table:table-cell table:formula="of:=[.J24]-1" office:value-type="float" office:value="11" calcext:value-type="float">
            <text:p>11</text:p>
          </table:table-cell>
          <table:table-cell table:number-columns-repeated="2"/>
          <table:table-cell table:formula="of:=[.M24]-1" office:value-type="float" office:value="17" calcext:value-type="float">
            <text:p>17</text:p>
          </table:table-cell>
          <table:table-cell table:formula="of:=[.N24]-1" office:value-type="float" office:value="26" calcext:value-type="float">
            <text:p>26</text:p>
          </table:table-cell>
          <table:table-cell table:formula="of:=[.O24]-1" office:value-type="float" office:value="17" calcext:value-type="float">
            <text:p>17</text:p>
          </table:table-cell>
          <table:table-cell table:number-columns-repeated="2"/>
          <table:table-cell table:formula="of:=[.R24]-1" office:value-type="float" office:value="17" calcext:value-type="float">
            <text:p>17</text:p>
          </table:table-cell>
          <table:table-cell table:formula="of:=[.S24]-1" office:value-type="float" office:value="26" calcext:value-type="float">
            <text:p>26</text:p>
          </table:table-cell>
          <table:table-cell table:formula="of:=[.T24]-1" office:value-type="float" office:value="17" calcext:value-type="float">
            <text:p>17</text:p>
          </table:table-cell>
          <table:table-cell table:number-columns-repeated="2"/>
          <table:table-cell table:formula="of:=[.W24]-1" office:value-type="float" office:value="11" calcext:value-type="float">
            <text:p>11</text:p>
          </table:table-cell>
          <table:table-cell table:formula="of:=[.X24]-1" office:value-type="float" office:value="17" calcext:value-type="float">
            <text:p>17</text:p>
          </table:table-cell>
          <table:table-cell table:formula="of:=[.Y24]-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  <table:table-cell table:formula="of:=[.H25]-1" office:value-type="float" office:value="11" calcext:value-type="float">
            <text:p>11</text:p>
          </table:table-cell>
          <table:table-cell table:formula="of:=[.I25]-1" office:value-type="float" office:value="17" calcext:value-type="float">
            <text:p>17</text:p>
          </table:table-cell>
          <table:table-cell table:formula="of:=[.J25]-1" office:value-type="float" office:value="11" calcext:value-type="float">
            <text:p>11</text:p>
          </table:table-cell>
          <table:table-cell table:number-columns-repeated="2"/>
          <table:table-cell table:formula="of:=[.M25]-1" office:value-type="float" office:value="17" calcext:value-type="float">
            <text:p>17</text:p>
          </table:table-cell>
          <table:table-cell table:formula="of:=[.N25]-1" office:value-type="float" office:value="26" calcext:value-type="float">
            <text:p>26</text:p>
          </table:table-cell>
          <table:table-cell table:formula="of:=[.O25]-1" office:value-type="float" office:value="17" calcext:value-type="float">
            <text:p>17</text:p>
          </table:table-cell>
          <table:table-cell table:number-columns-repeated="2"/>
          <table:table-cell table:formula="of:=[.R25]-1" office:value-type="float" office:value="17" calcext:value-type="float">
            <text:p>17</text:p>
          </table:table-cell>
          <table:table-cell table:formula="of:=[.S25]-1" office:value-type="float" office:value="26" calcext:value-type="float">
            <text:p>26</text:p>
          </table:table-cell>
          <table:table-cell table:formula="of:=[.T25]-1" office:value-type="float" office:value="17" calcext:value-type="float">
            <text:p>17</text:p>
          </table:table-cell>
          <table:table-cell table:number-columns-repeated="2"/>
          <table:table-cell table:formula="of:=[.W25]-1" office:value-type="float" office:value="11" calcext:value-type="float">
            <text:p>11</text:p>
          </table:table-cell>
          <table:table-cell table:formula="of:=[.X25]-1" office:value-type="float" office:value="17" calcext:value-type="float">
            <text:p>17</text:p>
          </table:table-cell>
          <table:table-cell table:formula="of:=[.Y25]-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  <table:table-cell table:formula="of:=[.H26]-1" office:value-type="float" office:value="11" calcext:value-type="float">
            <text:p>11</text:p>
          </table:table-cell>
          <table:table-cell table:formula="of:=[.I26]-1" office:value-type="float" office:value="17" calcext:value-type="float">
            <text:p>17</text:p>
          </table:table-cell>
          <table:table-cell table:formula="of:=[.J26]-1" office:value-type="float" office:value="11" calcext:value-type="float">
            <text:p>11</text:p>
          </table:table-cell>
          <table:table-cell table:number-columns-repeated="2"/>
          <table:table-cell table:formula="of:=[.M26]-1" office:value-type="float" office:value="17" calcext:value-type="float">
            <text:p>17</text:p>
          </table:table-cell>
          <table:table-cell table:formula="of:=[.N26]-1" office:value-type="float" office:value="26" calcext:value-type="float">
            <text:p>26</text:p>
          </table:table-cell>
          <table:table-cell table:formula="of:=[.O26]-1" office:value-type="float" office:value="17" calcext:value-type="float">
            <text:p>17</text:p>
          </table:table-cell>
          <table:table-cell table:number-columns-repeated="2"/>
          <table:table-cell table:formula="of:=[.R26]-1" office:value-type="float" office:value="17" calcext:value-type="float">
            <text:p>17</text:p>
          </table:table-cell>
          <table:table-cell table:formula="of:=[.S26]-1" office:value-type="float" office:value="26" calcext:value-type="float">
            <text:p>26</text:p>
          </table:table-cell>
          <table:table-cell table:formula="of:=[.T26]-1" office:value-type="float" office:value="17" calcext:value-type="float">
            <text:p>17</text:p>
          </table:table-cell>
          <table:table-cell table:number-columns-repeated="2"/>
          <table:table-cell table:formula="of:=[.W26]-1" office:value-type="float" office:value="11" calcext:value-type="float">
            <text:p>11</text:p>
          </table:table-cell>
          <table:table-cell table:formula="of:=[.X26]-1" office:value-type="float" office:value="17" calcext:value-type="float">
            <text:p>17</text:p>
          </table:table-cell>
          <table:table-cell table:formula="of:=[.Y26]-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  <table:table-cell table:formula="of:=[.H27]-1" office:value-type="float" office:value="11" calcext:value-type="float">
            <text:p>11</text:p>
          </table:table-cell>
          <table:table-cell table:formula="of:=[.I27]-1" office:value-type="float" office:value="17" calcext:value-type="float">
            <text:p>17</text:p>
          </table:table-cell>
          <table:table-cell table:formula="of:=[.J27]-1" office:value-type="float" office:value="11" calcext:value-type="float">
            <text:p>11</text:p>
          </table:table-cell>
          <table:table-cell table:number-columns-repeated="2"/>
          <table:table-cell table:formula="of:=[.M27]-1" office:value-type="float" office:value="17" calcext:value-type="float">
            <text:p>17</text:p>
          </table:table-cell>
          <table:table-cell table:formula="of:=[.N27]-1" office:value-type="float" office:value="26" calcext:value-type="float">
            <text:p>26</text:p>
          </table:table-cell>
          <table:table-cell table:formula="of:=[.O27]-1" office:value-type="float" office:value="17" calcext:value-type="float">
            <text:p>17</text:p>
          </table:table-cell>
          <table:table-cell table:number-columns-repeated="2"/>
          <table:table-cell table:formula="of:=[.R27]-1" office:value-type="float" office:value="17" calcext:value-type="float">
            <text:p>17</text:p>
          </table:table-cell>
          <table:table-cell table:formula="of:=[.S27]-1" office:value-type="float" office:value="26" calcext:value-type="float">
            <text:p>26</text:p>
          </table:table-cell>
          <table:table-cell table:formula="of:=[.T27]-1" office:value-type="float" office:value="17" calcext:value-type="float">
            <text:p>17</text:p>
          </table:table-cell>
          <table:table-cell table:number-columns-repeated="2"/>
          <table:table-cell table:formula="of:=[.W27]-1" office:value-type="float" office:value="11" calcext:value-type="float">
            <text:p>11</text:p>
          </table:table-cell>
          <table:table-cell table:formula="of:=[.X27]-1" office:value-type="float" office:value="17" calcext:value-type="float">
            <text:p>17</text:p>
          </table:table-cell>
          <table:table-cell table:formula="of:=[.Y27]-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  <table:table-cell table:formula="of:=[.H28]-1" office:value-type="float" office:value="7" calcext:value-type="float">
            <text:p>7</text:p>
          </table:table-cell>
          <table:table-cell table:formula="of:=[.I28]-1" office:value-type="float" office:value="11" calcext:value-type="float">
            <text:p>11</text:p>
          </table:table-cell>
          <table:table-cell table:formula="of:=[.J28]-1" office:value-type="float" office:value="7" calcext:value-type="float">
            <text:p>7</text:p>
          </table:table-cell>
          <table:table-cell table:number-columns-repeated="2"/>
          <table:table-cell table:formula="of:=[.M28]-1" office:value-type="float" office:value="11" calcext:value-type="float">
            <text:p>11</text:p>
          </table:table-cell>
          <table:table-cell table:formula="of:=[.N28]-1" office:value-type="float" office:value="17" calcext:value-type="float">
            <text:p>17</text:p>
          </table:table-cell>
          <table:table-cell table:formula="of:=[.O28]-1" office:value-type="float" office:value="11" calcext:value-type="float">
            <text:p>11</text:p>
          </table:table-cell>
          <table:table-cell table:number-columns-repeated="2"/>
          <table:table-cell table:formula="of:=[.R28]-1" office:value-type="float" office:value="11" calcext:value-type="float">
            <text:p>11</text:p>
          </table:table-cell>
          <table:table-cell table:formula="of:=[.S28]-1" office:value-type="float" office:value="17" calcext:value-type="float">
            <text:p>17</text:p>
          </table:table-cell>
          <table:table-cell table:formula="of:=[.T28]-1" office:value-type="float" office:value="11" calcext:value-type="float">
            <text:p>11</text:p>
          </table:table-cell>
          <table:table-cell table:number-columns-repeated="2"/>
          <table:table-cell table:formula="of:=[.W28]-1" office:value-type="float" office:value="7" calcext:value-type="float">
            <text:p>7</text:p>
          </table:table-cell>
          <table:table-cell table:formula="of:=[.X28]-1" office:value-type="float" office:value="11" calcext:value-type="float">
            <text:p>11</text:p>
          </table:table-cell>
          <table:table-cell table:formula="of:=[.Y28]-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formula="of:=SQRT([.H47]/[.H56])" office:value-type="float" office:value="0.64615386690315" calcext:value-type="float">
            <text:p>0.6461538669</text:p>
          </table:table-cell>
          <table:table-cell table:formula="of:=SQRT([.I47]/[.I56])" office:value-type="float" office:value="0.884258157490455" calcext:value-type="float">
            <text:p>0.8842581575</text:p>
          </table:table-cell>
          <table:table-cell table:formula="of:=SQRT([.J47]/[.J56])" office:value-type="float" office:value="0.941855370686292" calcext:value-type="float">
            <text:p>0.9418553707</text:p>
          </table:table-cell>
          <table:table-cell table:number-columns-repeated="2"/>
          <table:table-cell table:formula="of:=SQRT([.M47]/[.M56])" office:value-type="float" office:value="0.954186770863014" calcext:value-type="float">
            <text:p>0.9541867709</text:p>
          </table:table-cell>
          <table:table-cell table:formula="of:=SQRT([.N47]/[.N56])" office:value-type="float" office:value="1.13813031576799" calcext:value-type="float">
            <text:p>1.1381303158</text:p>
          </table:table-cell>
          <table:table-cell table:formula="of:=SQRT([.O47]/[.O56])" office:value-type="float" office:value="1.24304164385998" calcext:value-type="float">
            <text:p>1.2430416439</text:p>
          </table:table-cell>
          <table:table-cell table:number-columns-repeated="2"/>
          <table:table-cell table:formula="of:=SQRT([.R47]/[.R56])" office:value-type="float" office:value="0.962931599139588" calcext:value-type="float">
            <text:p>0.9629315991</text:p>
          </table:table-cell>
          <table:table-cell table:formula="of:=SQRT([.S47]/[.S56])" office:value-type="float" office:value="1.30821146283835" calcext:value-type="float">
            <text:p>1.3082114628</text:p>
          </table:table-cell>
          <table:table-cell table:formula="of:=SQRT([.T47]/[.T56])" office:value-type="float" office:value="1.53084390316822" calcext:value-type="float">
            <text:p>1.5308439032</text:p>
          </table:table-cell>
          <table:table-cell table:number-columns-repeated="2"/>
          <table:table-cell table:formula="of:=SQRT([.W47]/[.W56])" office:value-type="float" office:value="1.18085897128019" calcext:value-type="float">
            <text:p>1.1808589713</text:p>
          </table:table-cell>
          <table:table-cell table:formula="of:=SQRT([.X47]/[.X56])" office:value-type="float" office:value="1.46291368241594" calcext:value-type="float">
            <text:p>1.4629136824</text:p>
          </table:table-cell>
          <table:table-cell table:formula="of:=SQRT([.Y47]/[.Y56])" office:value-type="float" office:value="1.71350359693803" calcext:value-type="float">
            <text:p>1.7135035969</text:p>
          </table:table-cell>
          <table:table-cell/>
        </table:table-row>
        <table:table-row table:style-name="ro1">
          <table:table-cell table:number-columns-repeated="7"/>
          <table:table-cell table:formula="of:=SQRT([.H48]/[.H57])" office:value-type="float" office:value="0.666796716178044" calcext:value-type="float">
            <text:p>0.6667967162</text:p>
          </table:table-cell>
          <table:table-cell table:formula="of:=SQRT([.I48]/[.I57])" office:value-type="float" office:value="0.890896482428216" calcext:value-type="float">
            <text:p>0.8908964824</text:p>
          </table:table-cell>
          <table:table-cell table:formula="of:=SQRT([.J48]/[.J57])" office:value-type="float" office:value="0.911889611903378" calcext:value-type="float">
            <text:p>0.9118896119</text:p>
          </table:table-cell>
          <table:table-cell table:number-columns-repeated="2"/>
          <table:table-cell table:formula="of:=SQRT([.M48]/[.M57])" office:value-type="float" office:value="1.00530709164075" calcext:value-type="float">
            <text:p>1.0053070916</text:p>
          </table:table-cell>
          <table:table-cell table:formula="of:=SQRT([.N48]/[.N57])" office:value-type="float" office:value="1.14958395771065" calcext:value-type="float">
            <text:p>1.1495839577</text:p>
          </table:table-cell>
          <table:table-cell table:formula="of:=SQRT([.O48]/[.O57])" office:value-type="float" office:value="1.21175089951507" calcext:value-type="float">
            <text:p>1.2117508995</text:p>
          </table:table-cell>
          <table:table-cell table:number-columns-repeated="2"/>
          <table:table-cell table:formula="of:=SQRT([.R48]/[.R57])" office:value-type="float" office:value="1.13432595064263" calcext:value-type="float">
            <text:p>1.1343259506</text:p>
          </table:table-cell>
          <table:table-cell table:formula="of:=SQRT([.S48]/[.S57])" office:value-type="float" office:value="1.30658627050931" calcext:value-type="float">
            <text:p>1.3065862705</text:p>
          </table:table-cell>
          <table:table-cell table:formula="of:=SQRT([.T48]/[.T57])" office:value-type="float" office:value="1.40454367303987" calcext:value-type="float">
            <text:p>1.404543673</text:p>
          </table:table-cell>
          <table:table-cell table:number-columns-repeated="2"/>
          <table:table-cell table:formula="of:=SQRT([.W48]/[.W57])" office:value-type="float" office:value="1.35913198722497" calcext:value-type="float">
            <text:p>1.3591319872</text:p>
          </table:table-cell>
          <table:table-cell table:formula="of:=SQRT([.X48]/[.X57])" office:value-type="float" office:value="1.46240871578266" calcext:value-type="float">
            <text:p>1.4624087158</text:p>
          </table:table-cell>
          <table:table-cell table:formula="of:=SQRT([.Y48]/[.Y57])" office:value-type="float" office:value="1.56520388943045" calcext:value-type="float">
            <text:p>1.5652038894</text:p>
          </table:table-cell>
          <table:table-cell/>
        </table:table-row>
        <table:table-row table:style-name="ro1">
          <table:table-cell table:number-columns-repeated="7"/>
          <table:table-cell table:formula="of:=SQRT([.H49]/[.H58])" office:value-type="float" office:value="0.867239515419112" calcext:value-type="float">
            <text:p>0.8672395154</text:p>
          </table:table-cell>
          <table:table-cell table:formula="of:=SQRT([.I49]/[.I58])" office:value-type="float" office:value="0.972572299250511" calcext:value-type="float">
            <text:p>0.9725722993</text:p>
          </table:table-cell>
          <table:table-cell table:formula="of:=SQRT([.J49]/[.J58])" office:value-type="float" office:value="0.918463192099336" calcext:value-type="float">
            <text:p>0.9184631921</text:p>
          </table:table-cell>
          <table:table-cell table:number-columns-repeated="2"/>
          <table:table-cell table:formula="of:=SQRT([.M49]/[.M58])" office:value-type="float" office:value="1.13327121164844" calcext:value-type="float">
            <text:p>1.1332712116</text:p>
          </table:table-cell>
          <table:table-cell table:formula="of:=SQRT([.N49]/[.N58])" office:value-type="float" office:value="1.22602576606901" calcext:value-type="float">
            <text:p>1.2260257661</text:p>
          </table:table-cell>
          <table:table-cell table:formula="of:=SQRT([.O49]/[.O58])" office:value-type="float" office:value="1.24006175939365" calcext:value-type="float">
            <text:p>1.2400617594</text:p>
          </table:table-cell>
          <table:table-cell table:number-columns-repeated="2"/>
          <table:table-cell table:formula="of:=SQRT([.R49]/[.R58])" office:value-type="float" office:value="1.36912038911023" calcext:value-type="float">
            <text:p>1.3691203891</text:p>
          </table:table-cell>
          <table:table-cell table:formula="of:=SQRT([.S49]/[.S58])" office:value-type="float" office:value="1.37956031489961" calcext:value-type="float">
            <text:p>1.3795603149</text:p>
          </table:table-cell>
          <table:table-cell table:formula="of:=SQRT([.T49]/[.T58])" office:value-type="float" office:value="1.43929413908939" calcext:value-type="float">
            <text:p>1.4392941391</text:p>
          </table:table-cell>
          <table:table-cell table:number-columns-repeated="2"/>
          <table:table-cell table:formula="of:=SQRT([.W49]/[.W58])" office:value-type="float" office:value="1.63494169801395" calcext:value-type="float">
            <text:p>1.634941698</text:p>
          </table:table-cell>
          <table:table-cell table:formula="of:=SQRT([.X49]/[.X58])" office:value-type="float" office:value="1.55254402957529" calcext:value-type="float">
            <text:p>1.5525440296</text:p>
          </table:table-cell>
          <table:table-cell table:formula="of:=SQRT([.Y49]/[.Y58])" office:value-type="float" office:value="1.62750234202624" calcext:value-type="float">
            <text:p>1.627502342</text:p>
          </table:table-cell>
          <table:table-cell/>
        </table:table-row>
        <table:table-row table:style-name="ro1">
          <table:table-cell table:number-columns-repeated="7"/>
          <table:table-cell table:formula="of:=SQRT([.H50]/[.H59])" office:value-type="float" office:value="1.03558174102142" calcext:value-type="float">
            <text:p>1.035581741</text:p>
          </table:table-cell>
          <table:table-cell table:formula="of:=SQRT([.I50]/[.I59])" office:value-type="float" office:value="1.16110086064282" calcext:value-type="float">
            <text:p>1.1611008606</text:p>
          </table:table-cell>
          <table:table-cell table:formula="of:=SQRT([.J50]/[.J59])" office:value-type="float" office:value="1.14425183346427" calcext:value-type="float">
            <text:p>1.1442518335</text:p>
          </table:table-cell>
          <table:table-cell table:number-columns-repeated="2"/>
          <table:table-cell table:formula="of:=SQRT([.M50]/[.M59])" office:value-type="float" office:value="1.19233994062563" calcext:value-type="float">
            <text:p>1.1923399406</text:p>
          </table:table-cell>
          <table:table-cell table:formula="of:=SQRT([.N50]/[.N59])" office:value-type="float" office:value="1.27121518635353" calcext:value-type="float">
            <text:p>1.2712151864</text:p>
          </table:table-cell>
          <table:table-cell table:formula="of:=SQRT([.O50]/[.O59])" office:value-type="float" office:value="1.22295234678538" calcext:value-type="float">
            <text:p>1.2229523468</text:p>
          </table:table-cell>
          <table:table-cell table:number-columns-repeated="2"/>
          <table:table-cell table:formula="of:=SQRT([.R50]/[.R59])" office:value-type="float" office:value="1.33885928243602" calcext:value-type="float">
            <text:p>1.3388592824</text:p>
          </table:table-cell>
          <table:table-cell table:formula="of:=SQRT([.S50]/[.S59])" office:value-type="float" office:value="1.37379980137949" calcext:value-type="float">
            <text:p>1.3737998014</text:p>
          </table:table-cell>
          <table:table-cell table:formula="of:=SQRT([.T50]/[.T59])" office:value-type="float" office:value="1.38416407670369" calcext:value-type="float">
            <text:p>1.3841640767</text:p>
          </table:table-cell>
          <table:table-cell table:number-columns-repeated="2"/>
          <table:table-cell table:formula="of:=SQRT([.W50]/[.W59])" office:value-type="float" office:value="1.52967691369185" calcext:value-type="float">
            <text:p>1.5296769137</text:p>
          </table:table-cell>
          <table:table-cell table:formula="of:=SQRT([.X50]/[.X59])" office:value-type="float" office:value="1.4715249578603" calcext:value-type="float">
            <text:p>1.4715249579</text:p>
          </table:table-cell>
          <table:table-cell table:formula="of:=SQRT([.Y50]/[.Y59])" office:value-type="float" office:value="1.45431210327336" calcext:value-type="float">
            <text:p>1.4543121033</text:p>
          </table:table-cell>
          <table:table-cell/>
        </table:table-row>
        <table:table-row table:style-name="ro1">
          <table:table-cell table:number-columns-repeated="7"/>
          <table:table-cell table:formula="of:=SQRT([.H51]/[.H60])" office:value-type="float" office:value="1.08487903772705" calcext:value-type="float">
            <text:p>1.0848790377</text:p>
          </table:table-cell>
          <table:table-cell table:formula="of:=SQRT([.I51]/[.I60])" office:value-type="float" office:value="1.17327682669661" calcext:value-type="float">
            <text:p>1.1732768267</text:p>
          </table:table-cell>
          <table:table-cell table:formula="of:=SQRT([.J51]/[.J60])" office:value-type="float" office:value="1.13400584676901" calcext:value-type="float">
            <text:p>1.1340058468</text:p>
          </table:table-cell>
          <table:table-cell table:number-columns-repeated="2"/>
          <table:table-cell table:formula="of:=SQRT([.M51]/[.M60])" office:value-type="float" office:value="1.12274456303684" calcext:value-type="float">
            <text:p>1.122744563</text:p>
          </table:table-cell>
          <table:table-cell table:formula="of:=SQRT([.N51]/[.N60])" office:value-type="float" office:value="1.18301723682778" calcext:value-type="float">
            <text:p>1.1830172368</text:p>
          </table:table-cell>
          <table:table-cell table:formula="of:=SQRT([.O51]/[.O60])" office:value-type="float" office:value="1.09751806956214" calcext:value-type="float">
            <text:p>1.0975180696</text:p>
          </table:table-cell>
          <table:table-cell table:number-columns-repeated="2"/>
          <table:table-cell table:formula="of:=SQRT([.R51]/[.R60])" office:value-type="float" office:value="1.13088623007605" calcext:value-type="float">
            <text:p>1.1308862301</text:p>
          </table:table-cell>
          <table:table-cell table:formula="of:=SQRT([.S51]/[.S60])" office:value-type="float" office:value="1.24067097541666" calcext:value-type="float">
            <text:p>1.2406709754</text:p>
          </table:table-cell>
          <table:table-cell table:formula="of:=SQRT([.T51]/[.T60])" office:value-type="float" office:value="1.30259373317723" calcext:value-type="float">
            <text:p>1.3025937332</text:p>
          </table:table-cell>
          <table:table-cell table:number-columns-repeated="2"/>
          <table:table-cell table:formula="of:=SQRT([.W51]/[.W60])" office:value-type="float" office:value="1.25872454110613" calcext:value-type="float">
            <text:p>1.2587245411</text:p>
          </table:table-cell>
          <table:table-cell table:formula="of:=SQRT([.X51]/[.X60])" office:value-type="float" office:value="1.27272868907117" calcext:value-type="float">
            <text:p>1.2727286891</text:p>
          </table:table-cell>
          <table:table-cell table:formula="of:=SQRT([.Y51]/[.Y60])" office:value-type="float" office:value="1.30192456009156" calcext:value-type="float">
            <text:p>1.3019245601</text:p>
          </table:table-cell>
          <table:table-cell/>
        </table:table-row>
        <table:table-row table:style-name="ro1">
          <table:table-cell table:number-columns-repeated="7"/>
          <table:table-cell table:formula="of:=SQRT([.H52]/[.H61])" office:value-type="float" office:value="1.016671003547" calcext:value-type="float">
            <text:p>1.0166710035</text:p>
          </table:table-cell>
          <table:table-cell table:formula="of:=SQRT([.I52]/[.I61])" office:value-type="float" office:value="1.13196961922802" calcext:value-type="float">
            <text:p>1.1319696192</text:p>
          </table:table-cell>
          <table:table-cell table:formula="of:=SQRT([.J52]/[.J61])" office:value-type="float" office:value="1.16093641884761" calcext:value-type="float">
            <text:p>1.1609364188</text:p>
          </table:table-cell>
          <table:table-cell table:number-columns-repeated="2"/>
          <table:table-cell table:formula="of:=SQRT([.M52]/[.M61])" office:value-type="float" office:value="1.06840268032125" calcext:value-type="float">
            <text:p>1.0684026803</text:p>
          </table:table-cell>
          <table:table-cell table:formula="of:=SQRT([.N52]/[.N61])" office:value-type="float" office:value="1.07631377557865" calcext:value-type="float">
            <text:p>1.0763137756</text:p>
          </table:table-cell>
          <table:table-cell table:formula="of:=SQRT([.O52]/[.O61])" office:value-type="float" office:value="0.975391659226636" calcext:value-type="float">
            <text:p>0.9753916592</text:p>
          </table:table-cell>
          <table:table-cell table:number-columns-repeated="2"/>
          <table:table-cell table:formula="of:=SQRT([.R52]/[.R61])" office:value-type="float" office:value="0.926949140024976" calcext:value-type="float">
            <text:p>0.92694914</text:p>
          </table:table-cell>
          <table:table-cell table:formula="of:=SQRT([.S52]/[.S61])" office:value-type="float" office:value="1.03966583439299" calcext:value-type="float">
            <text:p>1.0396658344</text:p>
          </table:table-cell>
          <table:table-cell table:formula="of:=SQRT([.T52]/[.T61])" office:value-type="float" office:value="1.03929021849008" calcext:value-type="float">
            <text:p>1.0392902185</text:p>
          </table:table-cell>
          <table:table-cell table:number-columns-repeated="2"/>
          <table:table-cell table:formula="of:=SQRT([.W52]/[.W61])" office:value-type="float" office:value="0.954270199553886" calcext:value-type="float">
            <text:p>0.9542701996</text:p>
          </table:table-cell>
          <table:table-cell table:formula="of:=SQRT([.X52]/[.X61])" office:value-type="float" office:value="0.98606665143764" calcext:value-type="float">
            <text:p>0.9860666514</text:p>
          </table:table-cell>
          <table:table-cell table:formula="of:=SQRT([.Y52]/[.Y61])" office:value-type="float" office:value="0.866104951259442" calcext:value-type="float">
            <text:p>0.866104951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 table:number-rows-repeated="104850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3-18T15:29:53.386872643</meta:creation-date>
    <dc:date>2014-03-18T17:33:17.255792877</dc:date>
    <dc:creator>Gert Wollny</dc:creator>
    <meta:editing-duration>PT2M32S</meta:editing-duration>
    <meta:editing-cycles>1</meta:editing-cycles>
    <meta:generator>LibreOffice/4.1.5.3$Linux_X86_64 LibreOffice_project/410m0$Build-3</meta:generator>
    <meta:document-statistic meta:table-count="1" meta:cell-count="591" meta:object-count="0"/>
  </office:meta>
</office:document-meta>
</file>